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cm" svg:height="9cm" svg:x="48.28cm" svg:y="0.182cm">
            <draw:object draw:notify-on-update-of-ranges="Sheet1.A27:Sheet1.A45 Sheet1.C26:Sheet1.C26 Sheet1.C27:Sheet1.C45 Sheet1.A27:Sheet1.A45 Sheet1.D26:Sheet1.D26 Sheet1.D27:Sheet1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4.118cm" svg:y="9.632cm">
            <draw:object draw:notify-on-update-of-ranges="Sheet1.A27:Sheet1.A47 Sheet1.H26:Sheet1.H26 Sheet1.H28:Sheet1.H47 Sheet1.A27:Sheet1.A47 Sheet1.I26:Sheet1.I26 Sheet1.I27:Sheet1.I47 Sheet1.A27:Sheet1.A47 Sheet1.J26:Sheet1.J26 Sheet1.J27:Sheet1.J47 Sheet1.A27:Sheet1.A47 Sheet1.K26:Sheet1.K26 Sheet1.K27:Sheet1.K47 Sheet1.A27:Sheet1.A47 Sheet1.L26:Sheet1.L26 Sheet1.L27:Sheet1.L47 Sheet1.A27:Sheet1.A47 Sheet1.M26:Sheet1.M26 Sheet1.M27:Sheet1.M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3989728" calcext:value-type="float">
            <text:p>263989728</text:p>
          </table:table-cell>
          <table:table-cell office:value-type="float" office:value="3217234716" calcext:value-type="float">
            <text:p>3217234716</text:p>
          </table:table-cell>
          <table:table-cell table:style-name="ce1" office:value-type="float" office:value="0.206157" calcext:value-type="float">
            <text:p>2.06E-01</text:p>
          </table:table-cell>
          <table:table-cell/>
          <table:table-cell office:value-type="float" office:value="4.90457" calcext:value-type="float">
            <text:p>4.90457</text:p>
          </table:table-cell>
          <table:table-cell office:value-type="float" office:value="0.150153" calcext:value-type="float">
            <text:p>0.150153</text:p>
          </table:table-cell>
          <table:table-cell office:value-type="float" office:value="1.262879" calcext:value-type="float">
            <text:p>1.262879</text:p>
          </table:table-cell>
          <table:table-cell office:value-type="float" office:value="0.504541" calcext:value-type="float">
            <text:p>0.504541</text:p>
          </table:table-cell>
          <table:table-cell office:value-type="float" office:value="0.07734" calcext:value-type="float">
            <text:p>0.07734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986091" calcext:value-type="float">
            <text:p>0.986091</text:p>
          </table:table-cell>
          <table:table-cell/>
          <table:table-cell office:value-type="float" office:value="19.375156" calcext:value-type="float">
            <text:p>19.375156</text:p>
          </table:table-cell>
          <table:table-cell office:value-type="float" office:value="0" calcext:value-type="float">
            <text:p>0</text:p>
          </table:table-cell>
          <table:table-cell office:value-type="float" office:value="0.10530942402855" calcext:value-type="float">
            <text:p>0.10530942402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212770176" calcext:value-type="float">
            <text:p>3212770176</text:p>
          </table:table-cell>
          <table:table-cell table:style-name="ce1" office:value-type="float" office:value="0.208032" calcext:value-type="float">
            <text:p>2.08E-01</text:p>
          </table:table-cell>
          <table:table-cell/>
          <table:table-cell office:value-type="float" office:value="3.352165" calcext:value-type="float">
            <text:p>3.352165</text:p>
          </table:table-cell>
          <table:table-cell office:value-type="float" office:value="0.153275" calcext:value-type="float">
            <text:p>0.153275</text:p>
          </table:table-cell>
          <table:table-cell office:value-type="float" office:value="1.289609" calcext:value-type="float">
            <text:p>1.289609</text:p>
          </table:table-cell>
          <table:table-cell office:value-type="float" office:value="0.496354" calcext:value-type="float">
            <text:p>0.496354</text:p>
          </table:table-cell>
          <table:table-cell office:value-type="float" office:value="0.079798" calcext:value-type="float">
            <text:p>0.079798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765415" calcext:value-type="float">
            <text:p>0.765415</text:p>
          </table:table-cell>
          <table:table-cell/>
          <table:table-cell office:value-type="float" office:value="19.843008" calcext:value-type="float">
            <text:p>19.843008</text:p>
          </table:table-cell>
          <table:table-cell office:value-type="float" office:value="0" calcext:value-type="float">
            <text:p>0</text:p>
          </table:table-cell>
          <table:table-cell office:value-type="float" office:value="0.100309727300249" calcext:value-type="float">
            <text:p>0.100309727300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63991456" calcext:value-type="float">
            <text:p>263991456</text:p>
          </table:table-cell>
          <table:table-cell office:value-type="float" office:value="3219315408" calcext:value-type="float">
            <text:p>3219315408</text:p>
          </table:table-cell>
          <table:table-cell table:style-name="ce1" office:value-type="float" office:value="0.204405" calcext:value-type="float">
            <text:p>2.04E-01</text:p>
          </table:table-cell>
          <table:table-cell/>
          <table:table-cell office:value-type="float" office:value="3.55817" calcext:value-type="float">
            <text:p>3.55817</text:p>
          </table:table-cell>
          <table:table-cell office:value-type="float" office:value="0.155895" calcext:value-type="float">
            <text:p>0.155895</text:p>
          </table:table-cell>
          <table:table-cell office:value-type="float" office:value="1.314903" calcext:value-type="float">
            <text:p>1.314903</text:p>
          </table:table-cell>
          <table:table-cell office:value-type="float" office:value="0.511046" calcext:value-type="float">
            <text:p>0.511046</text:p>
          </table:table-cell>
          <table:table-cell office:value-type="float" office:value="0.081472" calcext:value-type="float">
            <text:p>0.081472</text:p>
          </table:table-cell>
          <table:table-cell office:value-type="float" office:value="0.194649" calcext:value-type="float">
            <text:p>0.194649</text:p>
          </table:table-cell>
          <table:table-cell office:value-type="float" office:value="0.703208" calcext:value-type="float">
            <text:p>0.703208</text:p>
          </table:table-cell>
          <table:table-cell/>
          <table:table-cell office:value-type="float" office:value="20.108629" calcext:value-type="float">
            <text:p>20.108629</text:p>
          </table:table-cell>
          <table:table-cell office:value-type="float" office:value="0" calcext:value-type="float">
            <text:p>0</text:p>
          </table:table-cell>
          <table:table-cell office:value-type="float" office:value="0.100451607847666" calcext:value-type="float">
            <text:p>0.100451607847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3991168" calcext:value-type="float">
            <text:p>263991168</text:p>
          </table:table-cell>
          <table:table-cell office:value-type="float" office:value="3223906776" calcext:value-type="float">
            <text:p>3223906776</text:p>
          </table:table-cell>
          <table:table-cell table:style-name="ce1" office:value-type="float" office:value="0.207236" calcext:value-type="float">
            <text:p>2.07E-01</text:p>
          </table:table-cell>
          <table:table-cell/>
          <table:table-cell office:value-type="float" office:value="4.342245" calcext:value-type="float">
            <text:p>4.342245</text:p>
          </table:table-cell>
          <table:table-cell office:value-type="float" office:value="0.180082" calcext:value-type="float">
            <text:p>0.180082</text:p>
          </table:table-cell>
          <table:table-cell office:value-type="float" office:value="1.458575" calcext:value-type="float">
            <text:p>1.458575</text:p>
          </table:table-cell>
          <table:table-cell office:value-type="float" office:value="0.588146" calcext:value-type="float">
            <text:p>0.588146</text:p>
          </table:table-cell>
          <table:table-cell office:value-type="float" office:value="0.089726" calcext:value-type="float">
            <text:p>0.089726</text:p>
          </table:table-cell>
          <table:table-cell office:value-type="float" office:value="0.20679" calcext:value-type="float">
            <text:p>0.20679</text:p>
          </table:table-cell>
          <table:table-cell office:value-type="float" office:value="0.94784" calcext:value-type="float">
            <text:p>0.94784</text:p>
          </table:table-cell>
          <table:table-cell/>
          <table:table-cell office:value-type="float" office:value="20.744658" calcext:value-type="float">
            <text:p>20.744658</text:p>
          </table:table-cell>
          <table:table-cell office:value-type="float" office:value="0" calcext:value-type="float">
            <text:p>0</text:p>
          </table:table-cell>
          <table:table-cell office:value-type="float" office:value="0.0970389525200188" calcext:value-type="float">
            <text:p>0.0970389525200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213095760" calcext:value-type="float">
            <text:p>3213095760</text:p>
          </table:table-cell>
          <table:table-cell table:style-name="ce1" office:value-type="float" office:value="0.207284" calcext:value-type="float">
            <text:p>2.07E-01</text:p>
          </table:table-cell>
          <table:table-cell/>
          <table:table-cell office:value-type="float" office:value="4.87727" calcext:value-type="float">
            <text:p>4.87727</text:p>
          </table:table-cell>
          <table:table-cell office:value-type="float" office:value="0.205994" calcext:value-type="float">
            <text:p>0.205994</text:p>
          </table:table-cell>
          <table:table-cell office:value-type="float" office:value="1.545873" calcext:value-type="float">
            <text:p>1.545873</text:p>
          </table:table-cell>
          <table:table-cell office:value-type="float" office:value="0.615262" calcext:value-type="float">
            <text:p>0.615262</text:p>
          </table:table-cell>
          <table:table-cell office:value-type="float" office:value="0.106567" calcext:value-type="float">
            <text:p>0.106567</text:p>
          </table:table-cell>
          <table:table-cell office:value-type="float" office:value="0.231618" calcext:value-type="float">
            <text:p>0.231618</text:p>
          </table:table-cell>
          <table:table-cell office:value-type="float" office:value="0.884165" calcext:value-type="float">
            <text:p>0.884165</text:p>
          </table:table-cell>
          <table:table-cell/>
          <table:table-cell office:value-type="float" office:value="20.739993" calcext:value-type="float">
            <text:p>20.739993</text:p>
          </table:table-cell>
          <table:table-cell office:value-type="float" office:value="0" calcext:value-type="float">
            <text:p>0</text:p>
          </table:table-cell>
          <table:table-cell office:value-type="float" office:value="0.104809312514042" calcext:value-type="float">
            <text:p>0.104809312514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3992320" calcext:value-type="float">
            <text:p>263992320</text:p>
          </table:table-cell>
          <table:table-cell office:value-type="float" office:value="3225132288" calcext:value-type="float">
            <text:p>3225132288</text:p>
          </table:table-cell>
          <table:table-cell table:style-name="ce1" office:value-type="float" office:value="0.20565" calcext:value-type="float">
            <text:p>2.06E-01</text:p>
          </table:table-cell>
          <table:table-cell/>
          <table:table-cell office:value-type="float" office:value="5.446983" calcext:value-type="float">
            <text:p>5.446983</text:p>
          </table:table-cell>
          <table:table-cell office:value-type="float" office:value="0.219081" calcext:value-type="float">
            <text:p>0.219081</text:p>
          </table:table-cell>
          <table:table-cell office:value-type="float" office:value="1.707103" calcext:value-type="float">
            <text:p>1.707103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0.110715" calcext:value-type="float">
            <text:p>0.110715</text:p>
          </table:table-cell>
          <table:table-cell office:value-type="float" office:value="0.253838" calcext:value-type="float">
            <text:p>0.253838</text:p>
          </table:table-cell>
          <table:table-cell office:value-type="float" office:value="0.922201" calcext:value-type="float">
            <text:p>0.922201</text:p>
          </table:table-cell>
          <table:table-cell/>
          <table:table-cell office:value-type="float" office:value="20.230451" calcext:value-type="float">
            <text:p>20.230451</text:p>
          </table:table-cell>
          <table:table-cell office:value-type="float" office:value="0" calcext:value-type="float">
            <text:p>0</text:p>
          </table:table-cell>
          <table:table-cell office:value-type="float" office:value="0.100351106760749" calcext:value-type="float">
            <text:p>0.100351106760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63998368" calcext:value-type="float">
            <text:p>263998368</text:p>
          </table:table-cell>
          <table:table-cell office:value-type="float" office:value="3201572160" calcext:value-type="float">
            <text:p>3201572160</text:p>
          </table:table-cell>
          <table:table-cell table:style-name="ce1" office:value-type="float" office:value="0.209559" calcext:value-type="float">
            <text:p>2.10E-01</text:p>
          </table:table-cell>
          <table:table-cell/>
          <table:table-cell office:value-type="float" office:value="4.451708" calcext:value-type="float">
            <text:p>4.451708</text:p>
          </table:table-cell>
          <table:table-cell office:value-type="float" office:value="0.235923" calcext:value-type="float">
            <text:p>0.235923</text:p>
          </table:table-cell>
          <table:table-cell office:value-type="float" office:value="1.855461" calcext:value-type="float">
            <text:p>1.855461</text:p>
          </table:table-cell>
          <table:table-cell office:value-type="float" office:value="0.74021" calcext:value-type="float">
            <text:p>0.74021</text:p>
          </table:table-cell>
          <table:table-cell office:value-type="float" office:value="0.123417" calcext:value-type="float">
            <text:p>0.123417</text:p>
          </table:table-cell>
          <table:table-cell office:value-type="float" office:value="0.285402" calcext:value-type="float">
            <text:p>0.285402</text:p>
          </table:table-cell>
          <table:table-cell office:value-type="float" office:value="0.876495" calcext:value-type="float">
            <text:p>0.876495</text:p>
          </table:table-cell>
          <table:table-cell/>
          <table:table-cell office:value-type="float" office:value="20.737426" calcext:value-type="float">
            <text:p>20.737426</text:p>
          </table:table-cell>
          <table:table-cell office:value-type="float" office:value="0" calcext:value-type="float">
            <text:p>0</text:p>
          </table:table-cell>
          <table:table-cell office:value-type="float" office:value="0.0991222828753212" calcext:value-type="float">
            <text:p>0.0991222828753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01500016" calcext:value-type="float">
            <text:p>3201500016</text:p>
          </table:table-cell>
          <table:table-cell table:style-name="ce1" office:value-type="float" office:value="0.207879" calcext:value-type="float">
            <text:p>2.08E-01</text:p>
          </table:table-cell>
          <table:table-cell/>
          <table:table-cell office:value-type="float" office:value="5.148537" calcext:value-type="float">
            <text:p>5.148537</text:p>
          </table:table-cell>
          <table:table-cell office:value-type="float" office:value="0.272835" calcext:value-type="float">
            <text:p>0.272835</text:p>
          </table:table-cell>
          <table:table-cell office:value-type="float" office:value="2.050296" calcext:value-type="float">
            <text:p>2.050296</text:p>
          </table:table-cell>
          <table:table-cell office:value-type="float" office:value="0.783248" calcext:value-type="float">
            <text:p>0.783248</text:p>
          </table:table-cell>
          <table:table-cell office:value-type="float" office:value="0.142968" calcext:value-type="float">
            <text:p>0.142968</text:p>
          </table:table-cell>
          <table:table-cell office:value-type="float" office:value="0.30839" calcext:value-type="float">
            <text:p>0.30839</text:p>
          </table:table-cell>
          <table:table-cell office:value-type="float" office:value="1.069244" calcext:value-type="float">
            <text:p>1.069244</text:p>
          </table:table-cell>
          <table:table-cell/>
          <table:table-cell office:value-type="float" office:value="19.505446" calcext:value-type="float">
            <text:p>19.505446</text:p>
          </table:table-cell>
          <table:table-cell office:value-type="float" office:value="0" calcext:value-type="float">
            <text:p>0</text:p>
          </table:table-cell>
          <table:table-cell office:value-type="float" office:value="0.098357043025407" calcext:value-type="float">
            <text:p>0.098357043025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3999520" calcext:value-type="float">
            <text:p>263999520</text:p>
          </table:table-cell>
          <table:table-cell office:value-type="float" office:value="3190277376" calcext:value-type="float">
            <text:p>3190277376</text:p>
          </table:table-cell>
          <table:table-cell table:style-name="ce1" office:value-type="float" office:value="0.211878" calcext:value-type="float">
            <text:p>2.12E-01</text:p>
          </table:table-cell>
          <table:table-cell/>
          <table:table-cell office:value-type="float" office:value="5.819146" calcext:value-type="float">
            <text:p>5.819146</text:p>
          </table:table-cell>
          <table:table-cell office:value-type="float" office:value="0.320054" calcext:value-type="float">
            <text:p>0.320054</text:p>
          </table:table-cell>
          <table:table-cell office:value-type="float" office:value="2.312358" calcext:value-type="float">
            <text:p>2.312358</text:p>
          </table:table-cell>
          <table:table-cell office:value-type="float" office:value="0.929444" calcext:value-type="float">
            <text:p>0.929444</text:p>
          </table:table-cell>
          <table:table-cell office:value-type="float" office:value="0.17359" calcext:value-type="float">
            <text:p>0.17359</text:p>
          </table:table-cell>
          <table:table-cell office:value-type="float" office:value="0.338675" calcext:value-type="float">
            <text:p>0.338675</text:p>
          </table:table-cell>
          <table:table-cell office:value-type="float" office:value="1.004115" calcext:value-type="float">
            <text:p>1.004115</text:p>
          </table:table-cell>
          <table:table-cell/>
          <table:table-cell office:value-type="float" office:value="21.031953" calcext:value-type="float">
            <text:p>21.031953</text:p>
          </table:table-cell>
          <table:table-cell office:value-type="float" office:value="0" calcext:value-type="float">
            <text:p>0</text:p>
          </table:table-cell>
          <table:table-cell office:value-type="float" office:value="0.0997236311705159" calcext:value-type="float">
            <text:p>0.0997236311705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184125120" calcext:value-type="float">
            <text:p>3184125120</text:p>
          </table:table-cell>
          <table:table-cell table:style-name="ce1" office:value-type="float" office:value="0.209832" calcext:value-type="float">
            <text:p>2.10E-01</text:p>
          </table:table-cell>
          <table:table-cell/>
          <table:table-cell office:value-type="float" office:value="7.051127" calcext:value-type="float">
            <text:p>7.051127</text:p>
          </table:table-cell>
          <table:table-cell office:value-type="float" office:value="0.386051" calcext:value-type="float">
            <text:p>0.386051</text:p>
          </table:table-cell>
          <table:table-cell office:value-type="float" office:value="2.654742" calcext:value-type="float">
            <text:p>2.654742</text:p>
          </table:table-cell>
          <table:table-cell office:value-type="float" office:value="1.078738" calcext:value-type="float">
            <text:p>1.078738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406692" calcext:value-type="float">
            <text:p>0.406692</text:p>
          </table:table-cell>
          <table:table-cell office:value-type="float" office:value="1.226582" calcext:value-type="float">
            <text:p>1.226582</text:p>
          </table:table-cell>
          <table:table-cell/>
          <table:table-cell office:value-type="float" office:value="20.833799" calcext:value-type="float">
            <text:p>20.833799</text:p>
          </table:table-cell>
          <table:table-cell office:value-type="float" office:value="0" calcext:value-type="float">
            <text:p>0</text:p>
          </table:table-cell>
          <table:table-cell office:value-type="float" office:value="0.0963049908024265" calcext:value-type="float">
            <text:p>0.0963049908024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182200992" calcext:value-type="float">
            <text:p>3182200992</text:p>
          </table:table-cell>
          <table:table-cell table:style-name="ce1" office:value-type="float" office:value="0.210503" calcext:value-type="float">
            <text:p>2.11E-01</text:p>
          </table:table-cell>
          <table:table-cell/>
          <table:table-cell office:value-type="float" office:value="8.023997" calcext:value-type="float">
            <text:p>8.023997</text:p>
          </table:table-cell>
          <table:table-cell office:value-type="float" office:value="0.424254" calcext:value-type="float">
            <text:p>0.424254</text:p>
          </table:table-cell>
          <table:table-cell office:value-type="float" office:value="2.951317" calcext:value-type="float">
            <text:p>2.951317</text:p>
          </table:table-cell>
          <table:table-cell office:value-type="float" office:value="1.277028" calcext:value-type="float">
            <text:p>1.277028</text:p>
          </table:table-cell>
          <table:table-cell office:value-type="float" office:value="0.230891" calcext:value-type="float">
            <text:p>0.230891</text:p>
          </table:table-cell>
          <table:table-cell office:value-type="float" office:value="0.445041" calcext:value-type="float">
            <text:p>0.445041</text:p>
          </table:table-cell>
          <table:table-cell office:value-type="float" office:value="1.258354" calcext:value-type="float">
            <text:p>1.258354</text:p>
          </table:table-cell>
          <table:table-cell/>
          <table:table-cell office:value-type="float" office:value="21.816337" calcext:value-type="float">
            <text:p>21.816337</text:p>
          </table:table-cell>
          <table:table-cell office:value-type="float" office:value="0" calcext:value-type="float">
            <text:p>0</text:p>
          </table:table-cell>
          <table:table-cell office:value-type="float" office:value="0.10123456609365" calcext:value-type="float">
            <text:p>0.10123456609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06689344" calcext:value-type="float">
            <text:p>3206689344</text:p>
          </table:table-cell>
          <table:table-cell table:style-name="ce1" office:value-type="float" office:value="0.211427" calcext:value-type="float">
            <text:p>2.11E-01</text:p>
          </table:table-cell>
          <table:table-cell/>
          <table:table-cell office:value-type="float" office:value="8.369437" calcext:value-type="float">
            <text:p>8.369437</text:p>
          </table:table-cell>
          <table:table-cell office:value-type="float" office:value="0.3856" calcext:value-type="float">
            <text:p>0.3856</text:p>
          </table:table-cell>
          <table:table-cell office:value-type="float" office:value="3.335125" calcext:value-type="float">
            <text:p>3.335125</text:p>
          </table:table-cell>
          <table:table-cell office:value-type="float" office:value="1.076317" calcext:value-type="float">
            <text:p>1.076317</text:p>
          </table:table-cell>
          <table:table-cell office:value-type="float" office:value="0.261734" calcext:value-type="float">
            <text:p>0.261734</text:p>
          </table:table-cell>
          <table:table-cell office:value-type="float" office:value="0.395951" calcext:value-type="float">
            <text:p>0.395951</text:p>
          </table:table-cell>
          <table:table-cell office:value-type="float" office:value="1.30844" calcext:value-type="float">
            <text:p>1.30844</text:p>
          </table:table-cell>
          <table:table-cell/>
          <table:table-cell office:value-type="float" office:value="15.364808" calcext:value-type="float">
            <text:p>15.364808</text:p>
          </table:table-cell>
          <table:table-cell office:value-type="float" office:value="0" calcext:value-type="float">
            <text:p>0</text:p>
          </table:table-cell>
          <table:table-cell office:value-type="float" office:value="0.0965039806498352" calcext:value-type="float">
            <text:p>0.0965039806498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198393576" calcext:value-type="float">
            <text:p>3198393576</text:p>
          </table:table-cell>
          <table:table-cell table:style-name="ce1" office:value-type="float" office:value="0.211744" calcext:value-type="float">
            <text:p>2.12E-01</text:p>
          </table:table-cell>
          <table:table-cell/>
          <table:table-cell office:value-type="float" office:value="8.876391" calcext:value-type="float">
            <text:p>8.876391</text:p>
          </table:table-cell>
          <table:table-cell office:value-type="float" office:value="0.458773" calcext:value-type="float">
            <text:p>0.458773</text:p>
          </table:table-cell>
          <table:table-cell office:value-type="float" office:value="3.751881" calcext:value-type="float">
            <text:p>3.751881</text:p>
          </table:table-cell>
          <table:table-cell office:value-type="float" office:value="1.226536" calcext:value-type="float">
            <text:p>1.226536</text:p>
          </table:table-cell>
          <table:table-cell office:value-type="float" office:value="0.312152" calcext:value-type="float">
            <text:p>0.312152</text:p>
          </table:table-cell>
          <table:table-cell office:value-type="float" office:value="0.448178" calcext:value-type="float">
            <text:p>0.448178</text:p>
          </table:table-cell>
          <table:table-cell office:value-type="float" office:value="1.527668" calcext:value-type="float">
            <text:p>1.527668</text:p>
          </table:table-cell>
          <table:table-cell/>
          <table:table-cell office:value-type="float" office:value="15.076099" calcext:value-type="float">
            <text:p>15.076099</text:p>
          </table:table-cell>
          <table:table-cell office:value-type="float" office:value="0" calcext:value-type="float">
            <text:p>0</text:p>
          </table:table-cell>
          <table:table-cell office:value-type="float" office:value="0.10109403865369" calcext:value-type="float">
            <text:p>0.10109403865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188539728" calcext:value-type="float">
            <text:p>3188539728</text:p>
          </table:table-cell>
          <table:table-cell table:style-name="ce1" office:value-type="float" office:value="0.208547" calcext:value-type="float">
            <text:p>2.09E-01</text:p>
          </table:table-cell>
          <table:table-cell/>
          <table:table-cell office:value-type="float" office:value="10.54486" calcext:value-type="float">
            <text:p>10.54486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4.340447" calcext:value-type="float">
            <text:p>4.340447</text:p>
          </table:table-cell>
          <table:table-cell office:value-type="float" office:value="1.457388" calcext:value-type="float">
            <text:p>1.457388</text:p>
          </table:table-cell>
          <table:table-cell office:value-type="float" office:value="0.379476" calcext:value-type="float">
            <text:p>0.379476</text:p>
          </table:table-cell>
          <table:table-cell office:value-type="float" office:value="0.540719" calcext:value-type="float">
            <text:p>0.540719</text:p>
          </table:table-cell>
          <table:table-cell office:value-type="float" office:value="1.735874" calcext:value-type="float">
            <text:p>1.735874</text:p>
          </table:table-cell>
          <table:table-cell/>
          <table:table-cell office:value-type="float" office:value="14.949751" calcext:value-type="float">
            <text:p>14.949751</text:p>
          </table:table-cell>
          <table:table-cell office:value-type="float" office:value="0" calcext:value-type="float">
            <text:p>0</text:p>
          </table:table-cell>
          <table:table-cell office:value-type="float" office:value="0.0906185558500084" calcext:value-type="float">
            <text:p>0.0906185558500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203143200" calcext:value-type="float">
            <text:p>3203143200</text:p>
          </table:table-cell>
          <table:table-cell table:style-name="ce1" office:value-type="float" office:value="0.213627" calcext:value-type="float">
            <text:p>2.14E-01</text:p>
          </table:table-cell>
          <table:table-cell/>
          <table:table-cell office:value-type="float" office:value="12.101046" calcext:value-type="float">
            <text:p>12.101046</text:p>
          </table:table-cell>
          <table:table-cell office:value-type="float" office:value="0.652236" calcext:value-type="float">
            <text:p>0.652236</text:p>
          </table:table-cell>
          <table:table-cell office:value-type="float" office:value="5.20539" calcext:value-type="float">
            <text:p>5.20539</text:p>
          </table:table-cell>
          <table:table-cell office:value-type="float" office:value="1.827113" calcext:value-type="float">
            <text:p>1.827113</text:p>
          </table:table-cell>
          <table:table-cell office:value-type="float" office:value="0.475647" calcext:value-type="float">
            <text:p>0.475647</text:p>
          </table:table-cell>
          <table:table-cell office:value-type="float" office:value="0.666935" calcext:value-type="float">
            <text:p>0.666935</text:p>
          </table:table-cell>
          <table:table-cell office:value-type="float" office:value="1.703543" calcext:value-type="float">
            <text:p>1.703543</text:p>
          </table:table-cell>
          <table:table-cell/>
          <table:table-cell office:value-type="float" office:value="15.696112" calcext:value-type="float">
            <text:p>15.696112</text:p>
          </table:table-cell>
          <table:table-cell office:value-type="float" office:value="0" calcext:value-type="float">
            <text:p>0</text:p>
          </table:table-cell>
          <table:table-cell office:value-type="float" office:value="0.094459868753155" calcext:value-type="float">
            <text:p>0.094459868753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191419008" calcext:value-type="float">
            <text:p>3191419008</text:p>
          </table:table-cell>
          <table:table-cell table:style-name="ce1" office:value-type="float" office:value="0.213693" calcext:value-type="float">
            <text:p>2.14E-01</text:p>
          </table:table-cell>
          <table:table-cell/>
          <table:table-cell office:value-type="float" office:value="14.363312" calcext:value-type="float">
            <text:p>14.363312</text:p>
          </table:table-cell>
          <table:table-cell office:value-type="float" office:value="0.810215" calcext:value-type="float">
            <text:p>0.810215</text:p>
          </table:table-cell>
          <table:table-cell office:value-type="float" office:value="6.451668" calcext:value-type="float">
            <text:p>6.451668</text:p>
          </table:table-cell>
          <table:table-cell office:value-type="float" office:value="2.295947" calcext:value-type="float">
            <text:p>2.295947</text:p>
          </table:table-cell>
          <table:table-cell office:value-type="float" office:value="0.624546" calcext:value-type="float">
            <text:p>0.624546</text:p>
          </table:table-cell>
          <table:table-cell office:value-type="float" office:value="0.782245" calcext:value-type="float">
            <text:p>0.782245</text:p>
          </table:table-cell>
          <table:table-cell office:value-type="float" office:value="1.842693" calcext:value-type="float">
            <text:p>1.842693</text:p>
          </table:table-cell>
          <table:table-cell/>
          <table:table-cell office:value-type="float" office:value="14.820529" calcext:value-type="float">
            <text:p>14.820529</text:p>
          </table:table-cell>
          <table:table-cell office:value-type="float" office:value="0" calcext:value-type="float">
            <text:p>0</text:p>
          </table:table-cell>
          <table:table-cell office:value-type="float" office:value="0.0904753048228468" calcext:value-type="float">
            <text:p>0.0904753048228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3998656" calcext:value-type="float">
            <text:p>263998656</text:p>
          </table:table-cell>
          <table:table-cell office:value-type="float" office:value="3147465168" calcext:value-type="float">
            <text:p>3147465168</text:p>
          </table:table-cell>
          <table:table-cell table:style-name="ce1" office:value-type="float" office:value="0.217107" calcext:value-type="float">
            <text:p>2.17E-01</text:p>
          </table:table-cell>
          <table:table-cell/>
          <table:table-cell office:value-type="float" office:value="18.268186" calcext:value-type="float">
            <text:p>18.268186</text:p>
          </table:table-cell>
          <table:table-cell office:value-type="float" office:value="1.044303" calcext:value-type="float">
            <text:p>1.044303</text:p>
          </table:table-cell>
          <table:table-cell office:value-type="float" office:value="8.515093" calcext:value-type="float">
            <text:p>8.515093</text:p>
          </table:table-cell>
          <table:table-cell office:value-type="float" office:value="3.148126" calcext:value-type="float">
            <text:p>3.148126</text:p>
          </table:table-cell>
          <table:table-cell office:value-type="float" office:value="0.847731" calcext:value-type="float">
            <text:p>0.847731</text:p>
          </table:table-cell>
          <table:table-cell office:value-type="float" office:value="1.047134" calcext:value-type="float">
            <text:p>1.047134</text:p>
          </table:table-cell>
          <table:table-cell office:value-type="float" office:value="2.282544" calcext:value-type="float">
            <text:p>2.282544</text:p>
          </table:table-cell>
          <table:table-cell/>
          <table:table-cell office:value-type="float" office:value="14.741636" calcext:value-type="float">
            <text:p>14.741636</text:p>
          </table:table-cell>
          <table:table-cell office:value-type="float" office:value="0" calcext:value-type="float">
            <text:p>0</text:p>
          </table:table-cell>
          <table:table-cell office:value-type="float" office:value="0.0947693095220198" calcext:value-type="float">
            <text:p>0.094769309522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133864656" calcext:value-type="float">
            <text:p>3133864656</text:p>
          </table:table-cell>
          <table:table-cell table:style-name="ce1" office:value-type="float" office:value="0.213608" calcext:value-type="float">
            <text:p>2.14E-01</text:p>
          </table:table-cell>
          <table:table-cell/>
          <table:table-cell office:value-type="float" office:value="25.322296" calcext:value-type="float">
            <text:p>25.322296</text:p>
          </table:table-cell>
          <table:table-cell office:value-type="float" office:value="1.584738" calcext:value-type="float">
            <text:p>1.584738</text:p>
          </table:table-cell>
          <table:table-cell office:value-type="float" office:value="12.503241" calcext:value-type="float">
            <text:p>12.503241</text:p>
          </table:table-cell>
          <table:table-cell office:value-type="float" office:value="4.797791" calcext:value-type="float">
            <text:p>4.797791</text:p>
          </table:table-cell>
          <table:table-cell office:value-type="float" office:value="1.336652" calcext:value-type="float">
            <text:p>1.336652</text:p>
          </table:table-cell>
          <table:table-cell office:value-type="float" office:value="1.458838" calcext:value-type="float">
            <text:p>1.458838</text:p>
          </table:table-cell>
          <table:table-cell office:value-type="float" office:value="2.799296" calcext:value-type="float">
            <text:p>2.799296</text:p>
          </table:table-cell>
          <table:table-cell/>
          <table:table-cell office:value-type="float" office:value="13.605267" calcext:value-type="float">
            <text:p>13.605267</text:p>
          </table:table-cell>
          <table:table-cell office:value-type="float" office:value="0" calcext:value-type="float">
            <text:p>0</text:p>
          </table:table-cell>
          <table:table-cell office:value-type="float" office:value="0.0881347886003802" calcext:value-type="float">
            <text:p>0.0881347886003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29250680" calcext:value-type="float">
            <text:p>3129250680</text:p>
          </table:table-cell>
          <table:table-cell table:style-name="ce1" office:value-type="float" office:value="0.214705" calcext:value-type="float">
            <text:p>2.15E-01</text:p>
          </table:table-cell>
          <table:table-cell/>
          <table:table-cell office:value-type="float" office:value="47.908773" calcext:value-type="float">
            <text:p>47.908773</text:p>
          </table:table-cell>
          <table:table-cell office:value-type="float" office:value="3.131045" calcext:value-type="float">
            <text:p>3.131045</text:p>
          </table:table-cell>
          <table:table-cell office:value-type="float" office:value="24.312199" calcext:value-type="float">
            <text:p>24.312199</text:p>
          </table:table-cell>
          <table:table-cell office:value-type="float" office:value="9.857761" calcext:value-type="float">
            <text:p>9.857761</text:p>
          </table:table-cell>
          <table:table-cell office:value-type="float" office:value="2.797468" calcext:value-type="float">
            <text:p>2.797468</text:p>
          </table:table-cell>
          <table:table-cell office:value-type="float" office:value="2.845144" calcext:value-type="float">
            <text:p>2.845144</text:p>
          </table:table-cell>
          <table:table-cell office:value-type="float" office:value="3.679911" calcext:value-type="float">
            <text:p>3.679911</text:p>
          </table:table-cell>
          <table:table-cell/>
          <table:table-cell office:value-type="float" office:value="11.981914" calcext:value-type="float">
            <text:p>11.981914</text:p>
          </table:table-cell>
          <table:table-cell office:value-type="float" office:value="0" calcext:value-type="float">
            <text:p>0</text:p>
          </table:table-cell>
          <table:table-cell office:value-type="float" office:value="0.0881469147555984" calcext:value-type="float">
            <text:p>0.088146914755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22781012" calcext:value-type="float">
            <text:p>3122781012</text:p>
          </table:table-cell>
          <table:table-cell table:style-name="ce1" office:value-type="float" office:value="0.215019" calcext:value-type="float">
            <text:p>2.15E-01</text:p>
          </table:table-cell>
          <table:table-cell/>
          <table:table-cell office:value-type="float" office:value="90.512184" calcext:value-type="float">
            <text:p>90.512184</text:p>
          </table:table-cell>
          <table:table-cell office:value-type="float" office:value="6.181686" calcext:value-type="float">
            <text:p>6.181686</text:p>
          </table:table-cell>
          <table:table-cell office:value-type="float" office:value="48.024176" calcext:value-type="float">
            <text:p>48.024176</text:p>
          </table:table-cell>
          <table:table-cell office:value-type="float" office:value="19.909255" calcext:value-type="float">
            <text:p>19.909255</text:p>
          </table:table-cell>
          <table:table-cell office:value-type="float" office:value="5.912427" calcext:value-type="float">
            <text:p>5.912427</text:p>
          </table:table-cell>
          <table:table-cell office:value-type="float" office:value="5.700677" calcext:value-type="float">
            <text:p>5.700677</text:p>
          </table:table-cell>
          <table:table-cell office:value-type="float" office:value="3.908407" calcext:value-type="float">
            <text:p>3.908407</text:p>
          </table:table-cell>
          <table:table-cell/>
          <table:table-cell office:value-type="float" office:value="11.179242" calcext:value-type="float">
            <text:p>11.179242</text:p>
          </table:table-cell>
          <table:table-cell office:value-type="float" office:value="0" calcext:value-type="float">
            <text:p>0</text:p>
          </table:table-cell>
          <table:table-cell office:value-type="float" office:value="0.0747186029952761" calcext:value-type="float">
            <text:p>0.074718602995276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por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speedup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  <table:table-cell table:number-columns-repeated="4"/>
        </table:table-row>
        <table:table-row table:style-name="ro1">
          <table:table-cell table:formula="of:=[.A5]*[.B5]*[.C5]" office:value-type="float" office:value="1548" calcext:value-type="float">
            <text:p>1548</text:p>
          </table:table-cell>
          <table:table-cell/>
          <table:table-cell table:formula="of:=[.A27] / [.A$46]" office:value-type="float" office:value="43" calcext:value-type="float">
            <text:p>43</text:p>
          </table:table-cell>
          <table:table-cell table:formula="of:=[.F$46] / [.F27]" office:value-type="float" office:value="28.1980468248635" calcext:value-type="float">
            <text:p>28.1980468248635</text:p>
          </table:table-cell>
          <table:table-cell/>
          <table:table-cell table:formula="of:=SUM([.J5:.O5])" office:value-type="float" office:value="3.178824" calcext:value-type="float">
            <text:p>3.178824</text:p>
          </table:table-cell>
          <table:table-cell/>
          <table:table-cell table:formula="of:=[.J5] / [.$F27]" office:value-type="float" office:value="0.0472353927112668" calcext:value-type="float">
            <text:p>0.0472353927112668</text:p>
          </table:table-cell>
          <table:table-cell table:formula="of:=[.K5] / [.$F27]" office:value-type="float" office:value="0.397278679159337" calcext:value-type="float">
            <text:p>0.397278679159337</text:p>
          </table:table-cell>
          <table:table-cell table:formula="of:=[.L5] / [.$F27]" office:value-type="float" office:value="0.158719388050424" calcext:value-type="float">
            <text:p>0.158719388050424</text:p>
          </table:table-cell>
          <table:table-cell table:formula="of:=[.M5] / [.$F27]" office:value-type="float" office:value="0.0243297521347517" calcext:value-type="float">
            <text:p>0.0243297521347517</text:p>
          </table:table-cell>
          <table:table-cell table:formula="of:=[.N5] / [.$F27]" office:value-type="float" office:value="0.0622305607356683" calcext:value-type="float">
            <text:p>0.0622305607356683</text:p>
          </table:table-cell>
          <table:table-cell table:formula="of:=[.O5] / [.$F27]" office:value-type="float" office:value="0.310206227208553" calcext:value-type="float">
            <text:p>0.310206227208553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6 iterations, starting with 1 graphs having 14 nodes" calcext:value-type="string">
            <text:p>for 16 iterations, starting with 1 graphs having 14 nodes</text:p>
          </table:table-cell>
          <table:table-cell table:number-columns-repeated="4"/>
        </table:table-row>
        <table:table-row table:style-name="ro1">
          <table:table-cell table:formula="of:=[.A6]*[.B6]*[.C6]" office:value-type="float" office:value="1512" calcext:value-type="float">
            <text:p>1512</text:p>
          </table:table-cell>
          <table:table-cell/>
          <table:table-cell table:formula="of:=[.A28] / [.A$46]" office:value-type="float" office:value="42" calcext:value-type="float">
            <text:p>42</text:p>
          </table:table-cell>
          <table:table-cell table:formula="of:=[.F$46] / [.F28]" office:value-type="float" office:value="30.1044688547747" calcext:value-type="float">
            <text:p>30.1044688547747</text:p>
          </table:table-cell>
          <table:table-cell/>
          <table:table-cell table:formula="of:=SUM([.J6:.O6])" office:value-type="float" office:value="2.977519" calcext:value-type="float">
            <text:p>2.977519</text:p>
          </table:table-cell>
          <table:table-cell/>
          <table:table-cell table:formula="of:=[.J6] / [.$F28]" office:value-type="float" office:value="0.0514774213027692" calcext:value-type="float">
            <text:p>0.0514774213027692</text:p>
          </table:table-cell>
          <table:table-cell table:formula="of:=[.K6] / [.$F28]" office:value-type="float" office:value="0.433115288265163" calcext:value-type="float">
            <text:p>0.433115288265163</text:p>
          </table:table-cell>
          <table:table-cell table:formula="of:=[.L6] / [.$F28]" office:value-type="float" office:value="0.166700531549925" calcext:value-type="float">
            <text:p>0.166700531549925</text:p>
          </table:table-cell>
          <table:table-cell table:formula="of:=[.M6] / [.$F28]" office:value-type="float" office:value="0.0268001648352202" calcext:value-type="float">
            <text:p>0.0268001648352202</text:p>
          </table:table-cell>
          <table:table-cell table:formula="of:=[.N6] / [.$F28]" office:value-type="float" office:value="0.0648419036116982" calcext:value-type="float">
            <text:p>0.0648419036116982</text:p>
          </table:table-cell>
          <table:table-cell table:formula="of:=[.O6] / [.$F28]" office:value-type="float" office:value="0.257064690435225" calcext:value-type="float">
            <text:p>0.257064690435225</text:p>
          </table:table-cell>
          <table:table-cell table:number-columns-repeated="6"/>
        </table:table-row>
        <table:table-row table:style-name="ro1">
          <table:table-cell table:formula="of:=[.A7]*[.B7]*[.C7]" office:value-type="float" office:value="1476" calcext:value-type="float">
            <text:p>1476</text:p>
          </table:table-cell>
          <table:table-cell/>
          <table:table-cell table:formula="of:=[.A29] / [.A$46]" office:value-type="float" office:value="41" calcext:value-type="float">
            <text:p>41</text:p>
          </table:table-cell>
          <table:table-cell table:formula="of:=[.F$46] / [.F29]" office:value-type="float" office:value="30.2706488273397" calcext:value-type="float">
            <text:p>30.2706488273397</text:p>
          </table:table-cell>
          <table:table-cell/>
          <table:table-cell table:formula="of:=SUM([.J7:.O7])" office:value-type="float" office:value="2.961173" calcext:value-type="float">
            <text:p>2.961173</text:p>
          </table:table-cell>
          <table:table-cell/>
          <table:table-cell table:formula="of:=[.J7] / [.$F29]" office:value-type="float" office:value="0.0526463668282806" calcext:value-type="float">
            <text:p>0.0526463668282806</text:p>
          </table:table-cell>
          <table:table-cell table:formula="of:=[.K7] / [.$F29]" office:value-type="float" office:value="0.444048017457946" calcext:value-type="float">
            <text:p>0.444048017457946</text:p>
          </table:table-cell>
          <table:table-cell table:formula="of:=[.L7] / [.$F29]" office:value-type="float" office:value="0.172582284115112" calcext:value-type="float">
            <text:p>0.172582284115112</text:p>
          </table:table-cell>
          <table:table-cell table:formula="of:=[.M7] / [.$F29]" office:value-type="float" office:value="0.0275134212016657" calcext:value-type="float">
            <text:p>0.0275134212016657</text:p>
          </table:table-cell>
          <table:table-cell table:formula="of:=[.N7] / [.$F29]" office:value-type="float" office:value="0.0657337480788863" calcext:value-type="float">
            <text:p>0.0657337480788863</text:p>
          </table:table-cell>
          <table:table-cell table:formula="of:=[.O7] / [.$F29]" office:value-type="float" office:value="0.237476162318108" calcext:value-type="float">
            <text:p>0.237476162318108</text:p>
          </table:table-cell>
          <table:table-cell table:number-columns-repeated="6"/>
        </table:table-row>
        <table:table-row table:style-name="ro1">
          <table:table-cell table:formula="of:=[.A8]*[.B8]*[.C8]" office:value-type="float" office:value="1368" calcext:value-type="float">
            <text:p>1368</text:p>
          </table:table-cell>
          <table:table-cell/>
          <table:table-cell table:formula="of:=[.A30] / [.A$46]" office:value-type="float" office:value="38" calcext:value-type="float">
            <text:p>38</text:p>
          </table:table-cell>
          <table:table-cell table:formula="of:=[.F$46] / [.F30]" office:value-type="float" office:value="25.8232561516197" calcext:value-type="float">
            <text:p>25.8232561516197</text:p>
          </table:table-cell>
          <table:table-cell/>
          <table:table-cell table:formula="of:=SUM([.J8:.O8])" office:value-type="float" office:value="3.471159" calcext:value-type="float">
            <text:p>3.471159</text:p>
          </table:table-cell>
          <table:table-cell/>
          <table:table-cell table:formula="of:=[.J8] / [.$F30]" office:value-type="float" office:value="0.0518795019185235" calcext:value-type="float">
            <text:p>0.0518795019185235</text:p>
          </table:table-cell>
          <table:table-cell table:formula="of:=[.K8] / [.$F30]" office:value-type="float" office:value="0.42019826807127" calcext:value-type="float">
            <text:p>0.42019826807127</text:p>
          </table:table-cell>
          <table:table-cell table:formula="of:=[.L8] / [.$F30]" office:value-type="float" office:value="0.169437931250052" calcext:value-type="float">
            <text:p>0.169437931250052</text:p>
          </table:table-cell>
          <table:table-cell table:formula="of:=[.M8] / [.$F30]" office:value-type="float" office:value="0.0258490031715632" calcext:value-type="float">
            <text:p>0.0258490031715632</text:p>
          </table:table-cell>
          <table:table-cell table:formula="of:=[.N8] / [.$F30]" office:value-type="float" office:value="0.059573761962503" calcext:value-type="float">
            <text:p>0.059573761962503</text:p>
          </table:table-cell>
          <table:table-cell table:formula="of:=[.O8] / [.$F30]" office:value-type="float" office:value="0.273061533626089" calcext:value-type="float">
            <text:p>0.273061533626089</text:p>
          </table:table-cell>
          <table:table-cell table:number-columns-repeated="6"/>
        </table:table-row>
        <table:table-row table:style-name="ro1">
          <table:table-cell table:formula="of:=[.A9]*[.B9]*[.C9]" office:value-type="float" office:value="1260" calcext:value-type="float">
            <text:p>1260</text:p>
          </table:table-cell>
          <table:table-cell/>
          <table:table-cell table:formula="of:=[.A31] / [.A$46]" office:value-type="float" office:value="35" calcext:value-type="float">
            <text:p>35</text:p>
          </table:table-cell>
          <table:table-cell table:formula="of:=[.F$46] / [.F31]" office:value-type="float" office:value="24.97204413231" calcext:value-type="float">
            <text:p>24.97204413231</text:p>
          </table:table-cell>
          <table:table-cell/>
          <table:table-cell table:formula="of:=SUM([.J9:.O9])" office:value-type="float" office:value="3.589479" calcext:value-type="float">
            <text:p>3.589479</text:p>
          </table:table-cell>
          <table:table-cell/>
          <table:table-cell table:formula="of:=[.J9] / [.$F31]" office:value-type="float" office:value="0.0573882727827632" calcext:value-type="float">
            <text:p>0.0573882727827632</text:p>
          </table:table-cell>
          <table:table-cell table:formula="of:=[.K9] / [.$F31]" office:value-type="float" office:value="0.430667793292564" calcext:value-type="float">
            <text:p>0.430667793292564</text:p>
          </table:table-cell>
          <table:table-cell table:formula="of:=[.L9] / [.$F31]" office:value-type="float" office:value="0.171407048209503" calcext:value-type="float">
            <text:p>0.171407048209503</text:p>
          </table:table-cell>
          <table:table-cell table:formula="of:=[.M9] / [.$F31]" office:value-type="float" office:value="0.0296887096985384" calcext:value-type="float">
            <text:p>0.0296887096985384</text:p>
          </table:table-cell>
          <table:table-cell table:formula="of:=[.N9] / [.$F31]" office:value-type="float" office:value="0.0645269132372693" calcext:value-type="float">
            <text:p>0.0645269132372693</text:p>
          </table:table-cell>
          <table:table-cell table:formula="of:=[.O9] / [.$F31]" office:value-type="float" office:value="0.246321262779362" calcext:value-type="float">
            <text:p>0.246321262779362</text:p>
          </table:table-cell>
          <table:table-cell table:number-columns-repeated="6"/>
        </table:table-row>
        <table:table-row table:style-name="ro1">
          <table:table-cell table:formula="of:=[.A10]*[.B10]*[.C10]" office:value-type="float" office:value="1152" calcext:value-type="float">
            <text:p>1152</text:p>
          </table:table-cell>
          <table:table-cell/>
          <table:table-cell table:formula="of:=[.A32] / [.A$46]" office:value-type="float" office:value="32" calcext:value-type="float">
            <text:p>32</text:p>
          </table:table-cell>
          <table:table-cell table:formula="of:=[.F$46] / [.F32]" office:value-type="float" office:value="23.1498479604175" calcext:value-type="float">
            <text:p>23.1498479604175</text:p>
          </table:table-cell>
          <table:table-cell/>
          <table:table-cell table:formula="of:=SUM([.J10:.O10])" office:value-type="float" office:value="3.872018" calcext:value-type="float">
            <text:p>3.872018</text:p>
          </table:table-cell>
          <table:table-cell/>
          <table:table-cell table:formula="of:=[.J10] / [.$F32]" office:value-type="float" office:value="0.0565805737473328" calcext:value-type="float">
            <text:p>0.0565805737473328</text:p>
          </table:table-cell>
          <table:table-cell table:formula="of:=[.K10] / [.$F32]" office:value-type="float" office:value="0.440881989701494" calcext:value-type="float">
            <text:p>0.440881989701494</text:p>
          </table:table-cell>
          <table:table-cell table:formula="of:=[.L10] / [.$F32]" office:value-type="float" office:value="0.170216150854671" calcext:value-type="float">
            <text:p>0.170216150854671</text:p>
          </table:table-cell>
          <table:table-cell table:formula="of:=[.M10] / [.$F32]" office:value-type="float" office:value="0.0285936170751272" calcext:value-type="float">
            <text:p>0.0285936170751272</text:p>
          </table:table-cell>
          <table:table-cell table:formula="of:=[.N10] / [.$F32]" office:value-type="float" office:value="0.0655570299518236" calcext:value-type="float">
            <text:p>0.0655570299518236</text:p>
          </table:table-cell>
          <table:table-cell table:formula="of:=[.O10] / [.$F32]" office:value-type="float" office:value="0.238170638669552" calcext:value-type="float">
            <text:p>0.238170638669552</text:p>
          </table:table-cell>
          <table:table-cell table:number-columns-repeated="6"/>
        </table:table-row>
        <table:table-row table:style-name="ro1">
          <table:table-cell table:formula="of:=[.A11]*[.B11]*[.C11]" office:value-type="float" office:value="1044" calcext:value-type="float">
            <text:p>1044</text:p>
          </table:table-cell>
          <table:table-cell/>
          <table:table-cell table:formula="of:=[.A33] / [.A$46]" office:value-type="float" office:value="29" calcext:value-type="float">
            <text:p>29</text:p>
          </table:table-cell>
          <table:table-cell table:formula="of:=[.F$46] / [.F33]" office:value-type="float" office:value="21.772803278577" calcext:value-type="float">
            <text:p>21.772803278577</text:p>
          </table:table-cell>
          <table:table-cell/>
          <table:table-cell table:formula="of:=SUM([.J11:.O11])" office:value-type="float" office:value="4.116908" calcext:value-type="float">
            <text:p>4.116908</text:p>
          </table:table-cell>
          <table:table-cell/>
          <table:table-cell table:formula="of:=[.J11] / [.$F33]" office:value-type="float" office:value="0.0573058712995287" calcext:value-type="float">
            <text:p>0.0573058712995287</text:p>
          </table:table-cell>
          <table:table-cell table:formula="of:=[.K11] / [.$F33]" office:value-type="float" office:value="0.450692850070976" calcext:value-type="float">
            <text:p>0.450692850070976</text:p>
          </table:table-cell>
          <table:table-cell table:formula="of:=[.L11] / [.$F33]" office:value-type="float" office:value="0.179797556807196" calcext:value-type="float">
            <text:p>0.179797556807196</text:p>
          </table:table-cell>
          <table:table-cell table:formula="of:=[.M11] / [.$F33]" office:value-type="float" office:value="0.0299780806372161" calcext:value-type="float">
            <text:p>0.0299780806372161</text:p>
          </table:table-cell>
          <table:table-cell table:formula="of:=[.N11] / [.$F33]" office:value-type="float" office:value="0.069324357017451" calcext:value-type="float">
            <text:p>0.069324357017451</text:p>
          </table:table-cell>
          <table:table-cell table:formula="of:=[.O11] / [.$F33]" office:value-type="float" office:value="0.212901284167633" calcext:value-type="float">
            <text:p>0.212901284167633</text:p>
          </table:table-cell>
          <table:table-cell table:number-columns-repeated="6"/>
        </table:table-row>
        <table:table-row table:style-name="ro1">
          <table:table-cell table:formula="of:=[.A12]*[.B12]*[.C12]" office:value-type="float" office:value="936" calcext:value-type="float">
            <text:p>936</text:p>
          </table:table-cell>
          <table:table-cell/>
          <table:table-cell table:formula="of:=[.A34] / [.A$46]" office:value-type="float" office:value="26" calcext:value-type="float">
            <text:p>26</text:p>
          </table:table-cell>
          <table:table-cell table:formula="of:=[.F$46] / [.F34]" office:value-type="float" office:value="19.372594786968" calcext:value-type="float">
            <text:p>19.372594786968</text:p>
          </table:table-cell>
          <table:table-cell/>
          <table:table-cell table:formula="of:=SUM([.J12:.O12])" office:value-type="float" office:value="4.626981" calcext:value-type="float">
            <text:p>4.626981</text:p>
          </table:table-cell>
          <table:table-cell/>
          <table:table-cell table:formula="of:=[.J12] / [.$F34]" office:value-type="float" office:value="0.0589660947386644" calcext:value-type="float">
            <text:p>0.0589660947386644</text:p>
          </table:table-cell>
          <table:table-cell table:formula="of:=[.K12] / [.$F34]" office:value-type="float" office:value="0.443117445262905" calcext:value-type="float">
            <text:p>0.443117445262905</text:p>
          </table:table-cell>
          <table:table-cell table:formula="of:=[.L12] / [.$F34]" office:value-type="float" office:value="0.169278412857109" calcext:value-type="float">
            <text:p>0.169278412857109</text:p>
          </table:table-cell>
          <table:table-cell table:formula="of:=[.M12] / [.$F34]" office:value-type="float" office:value="0.0308987653072273" calcext:value-type="float">
            <text:p>0.0308987653072273</text:p>
          </table:table-cell>
          <table:table-cell table:formula="of:=[.N12] / [.$F34]" office:value-type="float" office:value="0.0666503709438184" calcext:value-type="float">
            <text:p>0.0666503709438184</text:p>
          </table:table-cell>
          <table:table-cell table:formula="of:=[.O12] / [.$F34]" office:value-type="float" office:value="0.231088910890276" calcext:value-type="float">
            <text:p>0.231088910890276</text:p>
          </table:table-cell>
          <table:table-cell table:number-columns-repeated="6"/>
        </table:table-row>
        <table:table-row table:style-name="ro1">
          <table:table-cell table:formula="of:=[.A13]*[.B13]*[.C13]" office:value-type="float" office:value="828" calcext:value-type="float">
            <text:p>828</text:p>
          </table:table-cell>
          <table:table-cell/>
          <table:table-cell table:formula="of:=[.A35] / [.A$46]" office:value-type="float" office:value="23" calcext:value-type="float">
            <text:p>23</text:p>
          </table:table-cell>
          <table:table-cell table:formula="of:=[.F$46] / [.F35]" office:value-type="float" office:value="17.6511347641189" calcext:value-type="float">
            <text:p>17.6511347641189</text:p>
          </table:table-cell>
          <table:table-cell/>
          <table:table-cell table:formula="of:=SUM([.J13:.O13])" office:value-type="float" office:value="5.078236" calcext:value-type="float">
            <text:p>5.078236</text:p>
          </table:table-cell>
          <table:table-cell/>
          <table:table-cell table:formula="of:=[.J13] / [.$F35]" office:value-type="float" office:value="0.0630246408398507" calcext:value-type="float">
            <text:p>0.0630246408398507</text:p>
          </table:table-cell>
          <table:table-cell table:formula="of:=[.K13] / [.$F35]" office:value-type="float" office:value="0.455346699129383" calcext:value-type="float">
            <text:p>0.455346699129383</text:p>
          </table:table-cell>
          <table:table-cell table:formula="of:=[.L13] / [.$F35]" office:value-type="float" office:value="0.183024971663389" calcext:value-type="float">
            <text:p>0.183024971663389</text:p>
          </table:table-cell>
          <table:table-cell table:formula="of:=[.M13] / [.$F35]" office:value-type="float" office:value="0.0341831297324504" calcext:value-type="float">
            <text:p>0.0341831297324504</text:p>
          </table:table-cell>
          <table:table-cell table:formula="of:=[.N13] / [.$F35]" office:value-type="float" office:value="0.0666914653040938" calcext:value-type="float">
            <text:p>0.0666914653040938</text:p>
          </table:table-cell>
          <table:table-cell table:formula="of:=[.O13] / [.$F35]" office:value-type="float" office:value="0.197729093330834" calcext:value-type="float">
            <text:p>0.197729093330834</text:p>
          </table:table-cell>
          <table:table-cell table:number-columns-repeated="6"/>
        </table:table-row>
        <table:table-row table:style-name="ro1">
          <table:table-cell table:formula="of:=[.A14]*[.B14]*[.C14]" office:value-type="float" office:value="720" calcext:value-type="float">
            <text:p>720</text:p>
          </table:table-cell>
          <table:table-cell/>
          <table:table-cell table:formula="of:=[.A36] / [.A$46]" office:value-type="float" office:value="20" calcext:value-type="float">
            <text:p>20</text:p>
          </table:table-cell>
          <table:table-cell table:formula="of:=[.F$46] / [.F36]" office:value-type="float" office:value="15.0624353365524" calcext:value-type="float">
            <text:p>15.0624353365524</text:p>
          </table:table-cell>
          <table:table-cell/>
          <table:table-cell table:formula="of:=SUM([.J14:.O14])" office:value-type="float" office:value="5.951005" calcext:value-type="float">
            <text:p>5.951005</text:p>
          </table:table-cell>
          <table:table-cell/>
          <table:table-cell table:formula="of:=[.J14] / [.$F36]" office:value-type="float" office:value="0.0648715637106674" calcext:value-type="float">
            <text:p>0.0648715637106674</text:p>
          </table:table-cell>
          <table:table-cell table:formula="of:=[.K14] / [.$F36]" office:value-type="float" office:value="0.446099776424318" calcext:value-type="float">
            <text:p>0.446099776424318</text:p>
          </table:table-cell>
          <table:table-cell table:formula="of:=[.L14] / [.$F36]" office:value-type="float" office:value="0.181269886346928" calcext:value-type="float">
            <text:p>0.181269886346928</text:p>
          </table:table-cell>
          <table:table-cell table:formula="of:=[.M14] / [.$F36]" office:value-type="float" office:value="0.0333052988528828" calcext:value-type="float">
            <text:p>0.0333052988528828</text:p>
          </table:table-cell>
          <table:table-cell table:formula="of:=[.N14] / [.$F36]" office:value-type="float" office:value="0.068340053486764" calcext:value-type="float">
            <text:p>0.068340053486764</text:p>
          </table:table-cell>
          <table:table-cell table:formula="of:=[.O14] / [.$F36]" office:value-type="float" office:value="0.20611342117844" calcext:value-type="float">
            <text:p>0.20611342117844</text:p>
          </table:table-cell>
          <table:table-cell table:number-columns-repeated="6"/>
        </table:table-row>
        <table:table-row table:style-name="ro1">
          <table:table-cell table:formula="of:=[.A15]*[.B15]*[.C15]" office:value-type="float" office:value="648" calcext:value-type="float">
            <text:p>648</text:p>
          </table:table-cell>
          <table:table-cell/>
          <table:table-cell table:formula="of:=[.A37] / [.A$46]" office:value-type="float" office:value="18" calcext:value-type="float">
            <text:p>18</text:p>
          </table:table-cell>
          <table:table-cell table:formula="of:=[.F$46] / [.F37]" office:value-type="float" office:value="13.6083487111131" calcext:value-type="float">
            <text:p>13.6083487111131</text:p>
          </table:table-cell>
          <table:table-cell/>
          <table:table-cell table:formula="of:=SUM([.J15:.O15])" office:value-type="float" office:value="6.586885" calcext:value-type="float">
            <text:p>6.586885</text:p>
          </table:table-cell>
          <table:table-cell/>
          <table:table-cell table:formula="of:=[.J15] / [.$F37]" office:value-type="float" office:value="0.0644088973771365" calcext:value-type="float">
            <text:p>0.0644088973771365</text:p>
          </table:table-cell>
          <table:table-cell table:formula="of:=[.K15] / [.$F37]" office:value-type="float" office:value="0.448059591142095" calcext:value-type="float">
            <text:p>0.448059591142095</text:p>
          </table:table-cell>
          <table:table-cell table:formula="of:=[.L15] / [.$F37]" office:value-type="float" office:value="0.193874342728012" calcext:value-type="float">
            <text:p>0.193874342728012</text:p>
          </table:table-cell>
          <table:table-cell table:formula="of:=[.M15] / [.$F37]" office:value-type="float" office:value="0.0350531396859062" calcext:value-type="float">
            <text:p>0.0350531396859062</text:p>
          </table:table-cell>
          <table:table-cell table:formula="of:=[.N15] / [.$F37]" office:value-type="float" office:value="0.0675647138214801" calcext:value-type="float">
            <text:p>0.0675647138214801</text:p>
          </table:table-cell>
          <table:table-cell table:formula="of:=[.O15] / [.$F37]" office:value-type="float" office:value="0.19103931524537" calcext:value-type="float">
            <text:p>0.19103931524537</text:p>
          </table:table-cell>
          <table:table-cell table:number-columns-repeated="6"/>
        </table:table-row>
        <table:table-row table:style-name="ro1">
          <table:table-cell table:formula="of:=[.A16]*[.B16]*[.C16]" office:value-type="float" office:value="576" calcext:value-type="float">
            <text:p>576</text:p>
          </table:table-cell>
          <table:table-cell/>
          <table:table-cell table:formula="of:=[.A38] / [.A$46]" office:value-type="float" office:value="16" calcext:value-type="float">
            <text:p>16</text:p>
          </table:table-cell>
          <table:table-cell table:formula="of:=[.F$46] / [.F38]" office:value-type="float" office:value="13.2536469970356" calcext:value-type="float">
            <text:p>13.2536469970356</text:p>
          </table:table-cell>
          <table:table-cell/>
          <table:table-cell table:formula="of:=SUM([.J16:.O16])" office:value-type="float" office:value="6.763167" calcext:value-type="float">
            <text:p>6.763167</text:p>
          </table:table-cell>
          <table:table-cell/>
          <table:table-cell table:formula="of:=[.J16] / [.$F38]" office:value-type="float" office:value="0.0570147092331152" calcext:value-type="float">
            <text:p>0.0570147092331152</text:p>
          </table:table-cell>
          <table:table-cell table:formula="of:=[.K16] / [.$F38]" office:value-type="float" office:value="0.493130659053665" calcext:value-type="float">
            <text:p>0.493130659053665</text:p>
          </table:table-cell>
          <table:table-cell table:formula="of:=[.L16] / [.$F38]" office:value-type="float" office:value="0.159143933603887" calcext:value-type="float">
            <text:p>0.159143933603887</text:p>
          </table:table-cell>
          <table:table-cell table:formula="of:=[.M16] / [.$F38]" office:value-type="float" office:value="0.0386999167697618" calcext:value-type="float">
            <text:p>0.0386999167697618</text:p>
          </table:table-cell>
          <table:table-cell table:formula="of:=[.N16] / [.$F38]" office:value-type="float" office:value="0.0585452052270778" calcext:value-type="float">
            <text:p>0.0585452052270778</text:p>
          </table:table-cell>
          <table:table-cell table:formula="of:=[.O16] / [.$F38]" office:value-type="float" office:value="0.193465576112493" calcext:value-type="float">
            <text:p>0.193465576112493</text:p>
          </table:table-cell>
          <table:table-cell table:number-columns-repeated="6"/>
        </table:table-row>
        <table:table-row table:style-name="ro1">
          <table:table-cell table:formula="of:=[.A17]*[.B17]*[.C17]" office:value-type="float" office:value="504" calcext:value-type="float">
            <text:p>504</text:p>
          </table:table-cell>
          <table:table-cell/>
          <table:table-cell table:formula="of:=[.A39] / [.A$46]" office:value-type="float" office:value="14" calcext:value-type="float">
            <text:p>14</text:p>
          </table:table-cell>
          <table:table-cell table:formula="of:=[.F$46] / [.F39]" office:value-type="float" office:value="11.6031646090684" calcext:value-type="float">
            <text:p>11.6031646090684</text:p>
          </table:table-cell>
          <table:table-cell/>
          <table:table-cell table:formula="of:=SUM([.J17:.O17])" office:value-type="float" office:value="7.725188" calcext:value-type="float">
            <text:p>7.725188</text:p>
          </table:table-cell>
          <table:table-cell/>
          <table:table-cell table:formula="of:=[.J17] / [.$F39]" office:value-type="float" office:value="0.0593866453476602" calcext:value-type="float">
            <text:p>0.0593866453476602</text:p>
          </table:table-cell>
          <table:table-cell table:formula="of:=[.K17] / [.$F39]" office:value-type="float" office:value="0.485668568842596" calcext:value-type="float">
            <text:p>0.485668568842596</text:p>
          </table:table-cell>
          <table:table-cell table:formula="of:=[.L17] / [.$F39]" office:value-type="float" office:value="0.158771022789348" calcext:value-type="float">
            <text:p>0.158771022789348</text:p>
          </table:table-cell>
          <table:table-cell table:formula="of:=[.M17] / [.$F39]" office:value-type="float" office:value="0.0404070425211658" calcext:value-type="float">
            <text:p>0.0404070425211658</text:p>
          </table:table-cell>
          <table:table-cell table:formula="of:=[.N17] / [.$F39]" office:value-type="float" office:value="0.0580151576893663" calcext:value-type="float">
            <text:p>0.0580151576893663</text:p>
          </table:table-cell>
          <table:table-cell table:formula="of:=[.O17] / [.$F39]" office:value-type="float" office:value="0.197751562809863" calcext:value-type="float">
            <text:p>0.197751562809863</text:p>
          </table:table-cell>
          <table:table-cell table:number-columns-repeated="6"/>
        </table:table-row>
        <table:table-row table:style-name="ro1">
          <table:table-cell table:formula="of:=[.A18]*[.B18]*[.C18]" office:value-type="float" office:value="432" calcext:value-type="float">
            <text:p>432</text:p>
          </table:table-cell>
          <table:table-cell/>
          <table:table-cell table:formula="of:=[.A40] / [.A$46]" office:value-type="float" office:value="12" calcext:value-type="float">
            <text:p>12</text:p>
          </table:table-cell>
          <table:table-cell table:formula="of:=[.F$46] / [.F40]" office:value-type="float" office:value="9.96567782166369" calcext:value-type="float">
            <text:p>9.96567782166369</text:p>
          </table:table-cell>
          <table:table-cell/>
          <table:table-cell table:formula="of:=SUM([.J18:.O18])" office:value-type="float" office:value="8.994534" calcext:value-type="float">
            <text:p>8.994534</text:p>
          </table:table-cell>
          <table:table-cell/>
          <table:table-cell table:formula="of:=[.J18] / [.$F40]" office:value-type="float" office:value="0.0601065046838447" calcext:value-type="float">
            <text:p>0.0601065046838447</text:p>
          </table:table-cell>
          <table:table-cell table:formula="of:=[.K18] / [.$F40]" office:value-type="float" office:value="0.482564966678652" calcext:value-type="float">
            <text:p>0.482564966678652</text:p>
          </table:table-cell>
          <table:table-cell table:formula="of:=[.L18] / [.$F40]" office:value-type="float" office:value="0.162030406466861" calcext:value-type="float">
            <text:p>0.162030406466861</text:p>
          </table:table-cell>
          <table:table-cell table:formula="of:=[.M18] / [.$F40]" office:value-type="float" office:value="0.0421896231644686" calcext:value-type="float">
            <text:p>0.0421896231644686</text:p>
          </table:table-cell>
          <table:table-cell table:formula="of:=[.N18] / [.$F40]" office:value-type="float" office:value="0.0601163995822352" calcext:value-type="float">
            <text:p>0.0601163995822352</text:p>
          </table:table-cell>
          <table:table-cell table:formula="of:=[.O18] / [.$F40]" office:value-type="float" office:value="0.192992099423939" calcext:value-type="float">
            <text:p>0.192992099423939</text:p>
          </table:table-cell>
          <table:table-cell table:number-columns-repeated="6"/>
        </table:table-row>
        <table:table-row table:style-name="ro1">
          <table:table-cell table:formula="of:=[.A19]*[.B19]*[.C19]" office:value-type="float" office:value="360" calcext:value-type="float">
            <text:p>360</text:p>
          </table:table-cell>
          <table:table-cell/>
          <table:table-cell table:formula="of:=[.A41] / [.A$46]" office:value-type="float" office:value="10" calcext:value-type="float">
            <text:p>10</text:p>
          </table:table-cell>
          <table:table-cell table:formula="of:=[.F$46] / [.F41]" office:value-type="float" office:value="8.51180188064341" calcext:value-type="float">
            <text:p>8.51180188064341</text:p>
          </table:table-cell>
          <table:table-cell/>
          <table:table-cell table:formula="of:=SUM([.J19:.O19])" office:value-type="float" office:value="10.530864" calcext:value-type="float">
            <text:p>10.530864</text:p>
          </table:table-cell>
          <table:table-cell/>
          <table:table-cell table:formula="of:=[.J19] / [.$F41]" office:value-type="float" office:value="0.0619356588405282" calcext:value-type="float">
            <text:p>0.0619356588405282</text:p>
          </table:table-cell>
          <table:table-cell table:formula="of:=[.K19] / [.$F41]" office:value-type="float" office:value="0.494298473515563" calcext:value-type="float">
            <text:p>0.494298473515563</text:p>
          </table:table-cell>
          <table:table-cell table:formula="of:=[.L19] / [.$F41]" office:value-type="float" office:value="0.173500768787822" calcext:value-type="float">
            <text:p>0.173500768787822</text:p>
          </table:table-cell>
          <table:table-cell table:formula="of:=[.M19] / [.$F41]" office:value-type="float" office:value="0.0451669492645618" calcext:value-type="float">
            <text:p>0.0451669492645618</text:p>
          </table:table-cell>
          <table:table-cell table:formula="of:=[.N19] / [.$F41]" office:value-type="float" office:value="0.0633314607424424" calcext:value-type="float">
            <text:p>0.0633314607424424</text:p>
          </table:table-cell>
          <table:table-cell table:formula="of:=[.O19] / [.$F41]" office:value-type="float" office:value="0.161766688849082" calcext:value-type="float">
            <text:p>0.161766688849082</text:p>
          </table:table-cell>
          <table:table-cell table:number-columns-repeated="6"/>
        </table:table-row>
        <table:table-row table:style-name="ro1">
          <table:table-cell table:formula="of:=[.A20]*[.B20]*[.C20]" office:value-type="float" office:value="288" calcext:value-type="float">
            <text:p>288</text:p>
          </table:table-cell>
          <table:table-cell/>
          <table:table-cell table:formula="of:=[.A42] / [.A$46]" office:value-type="float" office:value="8" calcext:value-type="float">
            <text:p>8</text:p>
          </table:table-cell>
          <table:table-cell table:formula="of:=[.F$46] / [.F42]" office:value-type="float" office:value="6.99886236879958" calcext:value-type="float">
            <text:p>6.99886236879958</text:p>
          </table:table-cell>
          <table:table-cell/>
          <table:table-cell table:formula="of:=SUM([.J20:.O20])" office:value-type="float" office:value="12.807314" calcext:value-type="float">
            <text:p>12.807314</text:p>
          </table:table-cell>
          <table:table-cell/>
          <table:table-cell table:formula="of:=[.J20] / [.$F42]" office:value-type="float" office:value="0.0632618986307355" calcext:value-type="float">
            <text:p>0.0632618986307355</text:p>
          </table:table-cell>
          <table:table-cell table:formula="of:=[.K20] / [.$F42]" office:value-type="float" office:value="0.503748717334486" calcext:value-type="float">
            <text:p>0.503748717334486</text:p>
          </table:table-cell>
          <table:table-cell table:formula="of:=[.L20] / [.$F42]" office:value-type="float" office:value="0.179268424276941" calcext:value-type="float">
            <text:p>0.179268424276941</text:p>
          </table:table-cell>
          <table:table-cell table:formula="of:=[.M20] / [.$F42]" office:value-type="float" office:value="0.048764791743218" calcext:value-type="float">
            <text:p>0.048764791743218</text:p>
          </table:table-cell>
          <table:table-cell table:formula="of:=[.N20] / [.$F42]" office:value-type="float" office:value="0.0610779902796168" calcext:value-type="float">
            <text:p>0.0610779902796168</text:p>
          </table:table-cell>
          <table:table-cell table:formula="of:=[.O20] / [.$F42]" office:value-type="float" office:value="0.143878177735004" calcext:value-type="float">
            <text:p>0.143878177735004</text:p>
          </table:table-cell>
          <table:table-cell table:number-columns-repeated="6"/>
        </table:table-row>
        <table:table-row table:style-name="ro1">
          <table:table-cell table:formula="of:=[.A21]*[.B21]*[.C21]" office:value-type="float" office:value="216" calcext:value-type="float">
            <text:p>216</text:p>
          </table:table-cell>
          <table:table-cell/>
          <table:table-cell table:formula="of:=[.A43] / [.A$46]" office:value-type="float" office:value="6" calcext:value-type="float">
            <text:p>6</text:p>
          </table:table-cell>
          <table:table-cell table:formula="of:=[.F$46] / [.F43]" office:value-type="float" office:value="5.30867600228867" calcext:value-type="float">
            <text:p>5.30867600228867</text:p>
          </table:table-cell>
          <table:table-cell/>
          <table:table-cell table:formula="of:=SUM([.J21:.O21])" office:value-type="float" office:value="16.884931" calcext:value-type="float">
            <text:p>16.884931</text:p>
          </table:table-cell>
          <table:table-cell/>
          <table:table-cell table:formula="of:=[.J21] / [.$F43]" office:value-type="float" office:value="0.0618482243131465" calcext:value-type="float">
            <text:p>0.0618482243131465</text:p>
          </table:table-cell>
          <table:table-cell table:formula="of:=[.K21] / [.$F43]" office:value-type="float" office:value="0.504301320508802" calcext:value-type="float">
            <text:p>0.504301320508802</text:p>
          </table:table-cell>
          <table:table-cell table:formula="of:=[.L21] / [.$F43]" office:value-type="float" office:value="0.186445890717587" calcext:value-type="float">
            <text:p>0.186445890717587</text:p>
          </table:table-cell>
          <table:table-cell table:formula="of:=[.M21] / [.$F43]" office:value-type="float" office:value="0.0502063644796653" calcext:value-type="float">
            <text:p>0.0502063644796653</text:p>
          </table:table-cell>
          <table:table-cell table:formula="of:=[.N21] / [.$F43]" office:value-type="float" office:value="0.0620158886050526" calcext:value-type="float">
            <text:p>0.0620158886050526</text:p>
          </table:table-cell>
          <table:table-cell table:formula="of:=[.O21] / [.$F43]" office:value-type="float" office:value="0.135182311375747" calcext:value-type="float">
            <text:p>0.135182311375747</text:p>
          </table:table-cell>
          <table:table-cell table:number-columns-repeated="6"/>
        </table:table-row>
        <table:table-row table:style-name="ro1">
          <table:table-cell table:formula="of:=[.A22]*[.B22]*[.C22]" office:value-type="float" office:value="144" calcext:value-type="float">
            <text:p>144</text:p>
          </table:table-cell>
          <table:table-cell/>
          <table:table-cell table:formula="of:=[.A44] / [.A$46]" office:value-type="float" office:value="4" calcext:value-type="float">
            <text:p>4</text:p>
          </table:table-cell>
          <table:table-cell table:formula="of:=[.F$46] / [.F44]" office:value-type="float" office:value="3.66154379826994" calcext:value-type="float">
            <text:p>3.66154379826994</text:p>
          </table:table-cell>
          <table:table-cell/>
          <table:table-cell table:formula="of:=SUM([.J22:.O22])" office:value-type="float" office:value="24.480556" calcext:value-type="float">
            <text:p>24.480556</text:p>
          </table:table-cell>
          <table:table-cell/>
          <table:table-cell table:formula="of:=[.J22] / [.$F44]" office:value-type="float" office:value="0.0647345591333792" calcext:value-type="float">
            <text:p>0.0647345591333792</text:p>
          </table:table-cell>
          <table:table-cell table:formula="of:=[.K22] / [.$F44]" office:value-type="float" office:value="0.510741708644199" calcext:value-type="float">
            <text:p>0.510741708644199</text:p>
          </table:table-cell>
          <table:table-cell table:formula="of:=[.L22] / [.$F44]" office:value-type="float" office:value="0.195983743179689" calcext:value-type="float">
            <text:p>0.195983743179689</text:p>
          </table:table-cell>
          <table:table-cell table:formula="of:=[.M22] / [.$F44]" office:value-type="float" office:value="0.0546005572749246" calcext:value-type="float">
            <text:p>0.0546005572749246</text:p>
          </table:table-cell>
          <table:table-cell table:formula="of:=[.N22] / [.$F44]" office:value-type="float" office:value="0.0595917020838906" calcext:value-type="float">
            <text:p>0.0595917020838906</text:p>
          </table:table-cell>
          <table:table-cell table:formula="of:=[.O22] / [.$F44]" office:value-type="float" office:value="0.114347729683917" calcext:value-type="float">
            <text:p>0.114347729683917</text:p>
          </table:table-cell>
          <table:table-cell table:number-columns-repeated="6"/>
        </table:table-row>
        <table:table-row table:style-name="ro1">
          <table:table-cell table:formula="of:=[.A23]*[.B23]*[.C23]" office:value-type="float" office:value="72" calcext:value-type="float">
            <text:p>72</text:p>
          </table:table-cell>
          <table:table-cell/>
          <table:table-cell table:formula="of:=[.A45] / [.A$46]" office:value-type="float" office:value="2" calcext:value-type="float">
            <text:p>2</text:p>
          </table:table-cell>
          <table:table-cell table:formula="of:=[.F$46] / [.F45]" office:value-type="float" office:value="1.92256210212149" calcext:value-type="float">
            <text:p>1.92256210212149</text:p>
          </table:table-cell>
          <table:table-cell/>
          <table:table-cell table:formula="of:=SUM([.J23:.O23])" office:value-type="float" office:value="46.623528" calcext:value-type="float">
            <text:p>46.623528</text:p>
          </table:table-cell>
          <table:table-cell/>
          <table:table-cell table:formula="of:=[.J23] / [.$F45]" office:value-type="float" office:value="0.0671559003428484" calcext:value-type="float">
            <text:p>0.0671559003428484</text:p>
          </table:table-cell>
          <table:table-cell table:formula="of:=[.K23] / [.$F45]" office:value-type="float" office:value="0.521457728381258" calcext:value-type="float">
            <text:p>0.521457728381258</text:p>
          </table:table-cell>
          <table:table-cell table:formula="of:=[.L23] / [.$F45]" office:value-type="float" office:value="0.211433184550084" calcext:value-type="float">
            <text:p>0.211433184550084</text:p>
          </table:table-cell>
          <table:table-cell table:formula="of:=[.M23] / [.$F45]" office:value-type="float" office:value="0.0600012079737938" calcext:value-type="float">
            <text:p>0.0600012079737938</text:p>
          </table:table-cell>
          <table:table-cell table:formula="of:=[.N23] / [.$F45]" office:value-type="float" office:value="0.0610237818124789" calcext:value-type="float">
            <text:p>0.0610237818124789</text:p>
          </table:table-cell>
          <table:table-cell table:formula="of:=[.O23] / [.$F45]" office:value-type="float" office:value="0.0789281969395366" calcext:value-type="float">
            <text:p>0.0789281969395366</text:p>
          </table:table-cell>
          <table:table-cell table:number-columns-repeated="6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A46] / [.A$46]" office:value-type="float" office:value="1" calcext:value-type="float">
            <text:p>1</text:p>
          </table:table-cell>
          <table:table-cell table:formula="of:=[.F$46] / [.F46]" office:value-type="float" office:value="1" calcext:value-type="float">
            <text:p>1</text:p>
          </table:table-cell>
          <table:table-cell/>
          <table:table-cell table:formula="of:=SUM([.J24:.O24])" office:value-type="float" office:value="89.636628" calcext:value-type="float">
            <text:p>89.636628</text:p>
          </table:table-cell>
          <table:table-cell/>
          <table:table-cell table:formula="of:=[.J24] / [.$F46]" office:value-type="float" office:value="0.0689638392019834" calcext:value-type="float">
            <text:p>0.0689638392019834</text:p>
          </table:table-cell>
          <table:table-cell table:formula="of:=[.K24] / [.$F46]" office:value-type="float" office:value="0.535765089244544" calcext:value-type="float">
            <text:p>0.535765089244544</text:p>
          </table:table-cell>
          <table:table-cell table:formula="of:=[.L24] / [.$F46]" office:value-type="float" office:value="0.222110709028457" calcext:value-type="float">
            <text:p>0.222110709028457</text:p>
          </table:table-cell>
          <table:table-cell table:formula="of:=[.M24] / [.$F46]" office:value-type="float" office:value="0.0659599444102248" calcext:value-type="float">
            <text:p>0.0659599444102248</text:p>
          </table:table-cell>
          <table:table-cell table:formula="of:=[.N24] / [.$F46]" office:value-type="float" office:value="0.0635976288621656" calcext:value-type="float">
            <text:p>0.0635976288621656</text:p>
          </table:table-cell>
          <table:table-cell table:formula="of:=[.O24] / [.$F46]" office:value-type="float" office:value="0.0436027892526256" calcext:value-type="float">
            <text:p>0.043602789252625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1:59:23.9000260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3T12:01:49.593000224</dc:date>
    <meta:editing-duration>PT2H17M58S</meta:editing-duration>
    <meta:editing-cycles>43</meta:editing-cycles>
    <meta:generator>LibreOffice/7.2.4.1$Linux_X86_64 LibreOffice_project/20$Build-1</meta:generator>
    <meta:document-statistic meta:table-count="1" meta:cell-count="5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legend chart:legend-position="end" svg:x="1.538cm" svg:y="0.581cm" style:legend-expansion="custom" svg:width="7.56cm" svg:height="1.014cm" style:legend-expansion-aspect-ratio="7.45562130177515" chart:style-name="ch2"/>
        <chart:plot-area chart:style-name="ch3" table:cell-range-address="Sheet1.A27:Sheet1.A45 Sheet1.C26:Sheet1.D45" chart:data-source-has-labels="row" svg:x="0.564cm" svg:y="0.19cm" svg:width="9.391cm" svg:height="7.969cm">
          <chart:coordinate-region svg:x="1.185cm" svg:y="0.389cm" svg:width="8.398cm" svg:height="7.123cm"/>
          <chart:axis chart:dimension="x" chart:name="primary-x" chart:style-name="ch4">
            <chart:title svg:x="4.368cm" svg:y="8.339cm" chart:style-name="ch5">
              <text:p>#processes</text:p>
            </chart:title>
          </chart:axis>
          <chart:axis chart:dimension="y" chart:name="primary-y" chart:style-name="ch6">
            <chart:title svg:x="0cm" svg:y="4.893cm" chart:style-name="ch7">
              <text:p>Speedup</text:p>
            </chart:title>
            <chart:grid chart:style-name="ch8" chart:class="major"/>
          </chart:axis>
          <chart:series chart:style-name="ch9" chart:values-cell-range-address="Sheet1.C27:Sheet1.C45" chart:label-cell-address="Sheet1.C26:Sheet1.C26" chart:class="chart:scatter">
            <chart:domain table:cell-range-address="Sheet1.A27:Sheet1.A45"/>
            <chart:data-point chart:repeated="19"/>
          </chart:series>
          <chart:series chart:style-name="ch10" chart:values-cell-range-address="Sheet1.D27:Sheet1.D45" chart:label-cell-address="Sheet1.D26:Sheet1.D26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speedup</text:p>
                <draw:g>
                  <svg:desc>Sheet1.C26:Sheet1.C26</svg:desc>
                </draw:g>
              </table:table-cell>
              <table:table-cell office:value-type="string">
                <text:p>speedup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8">
                <text:p>1548</text:p>
                <draw:g>
                  <svg:desc>Sheet1.A27:Sheet1.A45</svg:desc>
                </draw:g>
              </table:table-cell>
              <table:table-cell office:value-type="float" office:value="43">
                <text:p>43</text:p>
                <draw:g>
                  <svg:desc>Sheet1.C27:Sheet1.C45</svg:desc>
                </draw:g>
              </table:table-cell>
              <table:table-cell office:value-type="float" office:value="28.1980468248635">
                <text:p>28.1980468248635</text:p>
                <draw:g>
                  <svg:desc>Sheet1.D27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2">
                <text:p>1512</text:p>
              </table:table-cell>
              <table:table-cell office:value-type="float" office:value="42">
                <text:p>42</text:p>
              </table:table-cell>
              <table:table-cell office:value-type="float" office:value="30.1044688547747">
                <text:p>30.1044688547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">
                <text:p>1476</text:p>
              </table:table-cell>
              <table:table-cell office:value-type="float" office:value="41">
                <text:p>41</text:p>
              </table:table-cell>
              <table:table-cell office:value-type="float" office:value="30.2706488273397">
                <text:p>30.2706488273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25.8232561516197">
                <text:p>25.8232561516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4.97204413231">
                <text:p>24.97204413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3.1498479604175">
                <text:p>23.1498479604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1.772803278577">
                <text:p>21.772803278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19.372594786968">
                <text:p>19.372594786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7.6511347641189">
                <text:p>17.6511347641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5.0624353365524">
                <text:p>15.0624353365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3.6083487111131">
                <text:p>13.6083487111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3.2536469970356">
                <text:p>13.2536469970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1.6031646090684">
                <text:p>11.6031646090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96567782166369">
                <text:p>9.96567782166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8.51180188064341">
                <text:p>8.51180188064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99886236879958">
                <text:p>6.99886236879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5.30867600228867">
                <text:p>5.30867600228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66154379826994">
                <text:p>3.66154379826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92256210212149">
                <text:p>1.92256210212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336cm" svg:y="0.304cm" style:legend-expansion="custom" svg:width="14.521cm" svg:height="0.924cm" style:legend-expansion-aspect-ratio="15.715367965368" chart:style-name="ch2"/>
        <chart:plot-area chart:style-name="ch3" table:cell-range-address="Sheet1.A27:Sheet1.A47 Sheet1.H26:Sheet1.M26 Sheet1.H28:Sheet1.H47 Sheet1.I27:Sheet1.M47" chart:data-source-has-labels="row" svg:x="0.642cm" svg:y="1.187cm" svg:width="19.089cm" svg:height="7.243cm">
          <chart:coordinate-region svg:x="1.369cm" svg:y="1.387cm" svg:width="17.99cm" svg:height="6.396cm"/>
          <chart:axis chart:dimension="x" chart:name="primary-x" chart:style-name="ch4">
            <chart:title svg:x="9.295cm" svg:y="8.441cm" chart:style-name="ch5">
              <text:p>#processes</text:p>
            </chart:title>
          </chart:axis>
          <chart:axis chart:dimension="y" chart:name="primary-y" chart:style-name="ch6">
            <chart:title svg:x="0.099cm" svg:y="6.127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H28:Sheet1.H47" chart:label-cell-address="Sheet1.H26:Sheet1.H26" chart:class="chart:scatter">
            <chart:domain table:cell-range-address="Sheet1.A27:Sheet1.A47"/>
            <chart:data-point chart:repeated="21"/>
          </chart:series>
          <chart:series chart:style-name="ch10" chart:values-cell-range-address="Sheet1.I27:Sheet1.I47" chart:label-cell-address="Sheet1.I26:Sheet1.I26" chart:class="chart:scatter">
            <chart:data-point chart:repeated="21"/>
          </chart:series>
          <chart:series chart:style-name="ch11" chart:values-cell-range-address="Sheet1.J27:Sheet1.J47" chart:label-cell-address="Sheet1.J26:Sheet1.J26" chart:class="chart:scatter">
            <chart:data-point chart:repeated="21"/>
          </chart:series>
          <chart:series chart:style-name="ch12" chart:values-cell-range-address="Sheet1.K27:Sheet1.K47" chart:label-cell-address="Sheet1.K26:Sheet1.K26" chart:class="chart:scatter">
            <chart:data-point chart:repeated="21"/>
          </chart:series>
          <chart:series chart:style-name="ch13" chart:values-cell-range-address="Sheet1.L27:Sheet1.L47" chart:label-cell-address="Sheet1.L26:Sheet1.L26" chart:class="chart:scatter">
            <chart:data-point chart:repeated="21"/>
          </chart:series>
          <chart:series chart:style-name="ch14" chart:values-cell-range-address="Sheet1.M27:Sheet1.M47" chart:label-cell-address="Sheet1.M26:Sheet1.M26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H26:Sheet1.H26</svg:desc>
                </draw:g>
              </table:table-cell>
              <table:table-cell office:value-type="string">
                <text:p>symbolic step</text:p>
                <draw:g>
                  <svg:desc>Sheet1.I26:Sheet1.I26</svg:desc>
                </draw:g>
              </table:table-cell>
              <table:table-cell office:value-type="string">
                <text:p>duplicates elimination</text:p>
                <draw:g>
                  <svg:desc>Sheet1.J26:Sheet1.J26</svg:desc>
                </draw:g>
              </table:table-cell>
              <table:table-cell office:value-type="string">
                <text:p>pre-object generation</text:p>
                <draw:g>
                  <svg:desc>Sheet1.K26:Sheet1.K26</svg:desc>
                </draw:g>
              </table:table-cell>
              <table:table-cell office:value-type="string">
                <text:p>object generation</text:p>
                <draw:g>
                  <svg:desc>Sheet1.L26:Sheet1.L26</svg:desc>
                </draw:g>
              </table:table-cell>
              <table:table-cell office:value-type="string">
                <text:p>communication</text:p>
                <draw:g>
                  <svg:desc>Sheet1.M26:Sheet1.M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8">
                <text:p>1548</text:p>
                <draw:g>
                  <svg:desc>Sheet1.A27:Sheet1.A47</svg:desc>
                </draw:g>
              </table:table-cell>
              <table:table-cell office:value-type="float" office:value="0.0514774213027692">
                <text:p>0.0514774213027692</text:p>
                <draw:g>
                  <svg:desc>Sheet1.H28:Sheet1.H47</svg:desc>
                </draw:g>
              </table:table-cell>
              <table:table-cell office:value-type="float" office:value="0.397278679159337">
                <text:p>0.397278679159337</text:p>
                <draw:g>
                  <svg:desc>Sheet1.I27:Sheet1.I47</svg:desc>
                </draw:g>
              </table:table-cell>
              <table:table-cell office:value-type="float" office:value="0.158719388050424">
                <text:p>0.158719388050424</text:p>
                <draw:g>
                  <svg:desc>Sheet1.J27:Sheet1.J47</svg:desc>
                </draw:g>
              </table:table-cell>
              <table:table-cell office:value-type="float" office:value="0.0243297521347517">
                <text:p>0.0243297521347517</text:p>
                <draw:g>
                  <svg:desc>Sheet1.K27:Sheet1.K47</svg:desc>
                </draw:g>
              </table:table-cell>
              <table:table-cell office:value-type="float" office:value="0.0622305607356683">
                <text:p>0.0622305607356683</text:p>
                <draw:g>
                  <svg:desc>Sheet1.L27:Sheet1.L47</svg:desc>
                </draw:g>
              </table:table-cell>
              <table:table-cell office:value-type="float" office:value="0.310206227208553">
                <text:p>0.310206227208553</text:p>
                <draw:g>
                  <svg:desc>Sheet1.M27:Sheet1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2">
                <text:p>1512</text:p>
              </table:table-cell>
              <table:table-cell office:value-type="float" office:value="0.0526463668282806">
                <text:p>0.0526463668282806</text:p>
              </table:table-cell>
              <table:table-cell office:value-type="float" office:value="0.433115288265163">
                <text:p>0.433115288265163</text:p>
              </table:table-cell>
              <table:table-cell office:value-type="float" office:value="0.166700531549925">
                <text:p>0.166700531549925</text:p>
              </table:table-cell>
              <table:table-cell office:value-type="float" office:value="0.0268001648352202">
                <text:p>0.0268001648352202</text:p>
              </table:table-cell>
              <table:table-cell office:value-type="float" office:value="0.0648419036116982">
                <text:p>0.0648419036116982</text:p>
              </table:table-cell>
              <table:table-cell office:value-type="float" office:value="0.257064690435225">
                <text:p>0.257064690435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">
                <text:p>1476</text:p>
              </table:table-cell>
              <table:table-cell office:value-type="float" office:value="0.0518795019185235">
                <text:p>0.0518795019185235</text:p>
              </table:table-cell>
              <table:table-cell office:value-type="float" office:value="0.444048017457946">
                <text:p>0.444048017457946</text:p>
              </table:table-cell>
              <table:table-cell office:value-type="float" office:value="0.172582284115112">
                <text:p>0.172582284115112</text:p>
              </table:table-cell>
              <table:table-cell office:value-type="float" office:value="0.0275134212016657">
                <text:p>0.0275134212016657</text:p>
              </table:table-cell>
              <table:table-cell office:value-type="float" office:value="0.0657337480788863">
                <text:p>0.0657337480788863</text:p>
              </table:table-cell>
              <table:table-cell office:value-type="float" office:value="0.237476162318108">
                <text:p>0.237476162318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8">
                <text:p>1368</text:p>
              </table:table-cell>
              <table:table-cell office:value-type="float" office:value="0.0573882727827632">
                <text:p>0.0573882727827632</text:p>
              </table:table-cell>
              <table:table-cell office:value-type="float" office:value="0.42019826807127">
                <text:p>0.42019826807127</text:p>
              </table:table-cell>
              <table:table-cell office:value-type="float" office:value="0.169437931250052">
                <text:p>0.169437931250052</text:p>
              </table:table-cell>
              <table:table-cell office:value-type="float" office:value="0.0258490031715632">
                <text:p>0.0258490031715632</text:p>
              </table:table-cell>
              <table:table-cell office:value-type="float" office:value="0.059573761962503">
                <text:p>0.059573761962503</text:p>
              </table:table-cell>
              <table:table-cell office:value-type="float" office:value="0.273061533626089">
                <text:p>0.273061533626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0">
                <text:p>1260</text:p>
              </table:table-cell>
              <table:table-cell office:value-type="float" office:value="0.0565805737473328">
                <text:p>0.0565805737473328</text:p>
              </table:table-cell>
              <table:table-cell office:value-type="float" office:value="0.430667793292564">
                <text:p>0.430667793292564</text:p>
              </table:table-cell>
              <table:table-cell office:value-type="float" office:value="0.171407048209503">
                <text:p>0.171407048209503</text:p>
              </table:table-cell>
              <table:table-cell office:value-type="float" office:value="0.0296887096985384">
                <text:p>0.0296887096985384</text:p>
              </table:table-cell>
              <table:table-cell office:value-type="float" office:value="0.0645269132372693">
                <text:p>0.0645269132372693</text:p>
              </table:table-cell>
              <table:table-cell office:value-type="float" office:value="0.246321262779362">
                <text:p>0.246321262779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2">
                <text:p>1152</text:p>
              </table:table-cell>
              <table:table-cell office:value-type="float" office:value="0.0573058712995287">
                <text:p>0.0573058712995287</text:p>
              </table:table-cell>
              <table:table-cell office:value-type="float" office:value="0.440881989701494">
                <text:p>0.440881989701494</text:p>
              </table:table-cell>
              <table:table-cell office:value-type="float" office:value="0.170216150854671">
                <text:p>0.170216150854671</text:p>
              </table:table-cell>
              <table:table-cell office:value-type="float" office:value="0.0285936170751272">
                <text:p>0.0285936170751272</text:p>
              </table:table-cell>
              <table:table-cell office:value-type="float" office:value="0.0655570299518236">
                <text:p>0.0655570299518236</text:p>
              </table:table-cell>
              <table:table-cell office:value-type="float" office:value="0.238170638669552">
                <text:p>0.23817063866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4">
                <text:p>1044</text:p>
              </table:table-cell>
              <table:table-cell office:value-type="float" office:value="0.0589660947386644">
                <text:p>0.0589660947386644</text:p>
              </table:table-cell>
              <table:table-cell office:value-type="float" office:value="0.450692850070976">
                <text:p>0.450692850070976</text:p>
              </table:table-cell>
              <table:table-cell office:value-type="float" office:value="0.179797556807196">
                <text:p>0.179797556807196</text:p>
              </table:table-cell>
              <table:table-cell office:value-type="float" office:value="0.0299780806372161">
                <text:p>0.0299780806372161</text:p>
              </table:table-cell>
              <table:table-cell office:value-type="float" office:value="0.069324357017451">
                <text:p>0.069324357017451</text:p>
              </table:table-cell>
              <table:table-cell office:value-type="float" office:value="0.212901284167633">
                <text:p>0.212901284167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6">
                <text:p>936</text:p>
              </table:table-cell>
              <table:table-cell office:value-type="float" office:value="0.0630246408398507">
                <text:p>0.0630246408398507</text:p>
              </table:table-cell>
              <table:table-cell office:value-type="float" office:value="0.443117445262905">
                <text:p>0.443117445262905</text:p>
              </table:table-cell>
              <table:table-cell office:value-type="float" office:value="0.169278412857109">
                <text:p>0.169278412857109</text:p>
              </table:table-cell>
              <table:table-cell office:value-type="float" office:value="0.0308987653072273">
                <text:p>0.0308987653072273</text:p>
              </table:table-cell>
              <table:table-cell office:value-type="float" office:value="0.0666503709438184">
                <text:p>0.0666503709438184</text:p>
              </table:table-cell>
              <table:table-cell office:value-type="float" office:value="0.231088910890276">
                <text:p>0.231088910890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8">
                <text:p>828</text:p>
              </table:table-cell>
              <table:table-cell office:value-type="float" office:value="0.0648715637106674">
                <text:p>0.0648715637106674</text:p>
              </table:table-cell>
              <table:table-cell office:value-type="float" office:value="0.455346699129383">
                <text:p>0.455346699129383</text:p>
              </table:table-cell>
              <table:table-cell office:value-type="float" office:value="0.183024971663389">
                <text:p>0.183024971663389</text:p>
              </table:table-cell>
              <table:table-cell office:value-type="float" office:value="0.0341831297324504">
                <text:p>0.0341831297324504</text:p>
              </table:table-cell>
              <table:table-cell office:value-type="float" office:value="0.0666914653040938">
                <text:p>0.0666914653040938</text:p>
              </table:table-cell>
              <table:table-cell office:value-type="float" office:value="0.197729093330834">
                <text:p>0.197729093330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">
                <text:p>720</text:p>
              </table:table-cell>
              <table:table-cell office:value-type="float" office:value="0.0644088973771365">
                <text:p>0.0644088973771365</text:p>
              </table:table-cell>
              <table:table-cell office:value-type="float" office:value="0.446099776424318">
                <text:p>0.446099776424318</text:p>
              </table:table-cell>
              <table:table-cell office:value-type="float" office:value="0.181269886346928">
                <text:p>0.181269886346928</text:p>
              </table:table-cell>
              <table:table-cell office:value-type="float" office:value="0.0333052988528828">
                <text:p>0.0333052988528828</text:p>
              </table:table-cell>
              <table:table-cell office:value-type="float" office:value="0.068340053486764">
                <text:p>0.068340053486764</text:p>
              </table:table-cell>
              <table:table-cell office:value-type="float" office:value="0.20611342117844">
                <text:p>0.20611342117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70147092331152">
                <text:p>0.0570147092331152</text:p>
              </table:table-cell>
              <table:table-cell office:value-type="float" office:value="0.448059591142095">
                <text:p>0.448059591142095</text:p>
              </table:table-cell>
              <table:table-cell office:value-type="float" office:value="0.193874342728012">
                <text:p>0.193874342728012</text:p>
              </table:table-cell>
              <table:table-cell office:value-type="float" office:value="0.0350531396859062">
                <text:p>0.0350531396859062</text:p>
              </table:table-cell>
              <table:table-cell office:value-type="float" office:value="0.0675647138214801">
                <text:p>0.0675647138214801</text:p>
              </table:table-cell>
              <table:table-cell office:value-type="float" office:value="0.19103931524537">
                <text:p>0.19103931524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6">
                <text:p>576</text:p>
              </table:table-cell>
              <table:table-cell office:value-type="float" office:value="0.0593866453476602">
                <text:p>0.0593866453476602</text:p>
              </table:table-cell>
              <table:table-cell office:value-type="float" office:value="0.493130659053665">
                <text:p>0.493130659053665</text:p>
              </table:table-cell>
              <table:table-cell office:value-type="float" office:value="0.159143933603887">
                <text:p>0.159143933603887</text:p>
              </table:table-cell>
              <table:table-cell office:value-type="float" office:value="0.0386999167697618">
                <text:p>0.0386999167697618</text:p>
              </table:table-cell>
              <table:table-cell office:value-type="float" office:value="0.0585452052270778">
                <text:p>0.0585452052270778</text:p>
              </table:table-cell>
              <table:table-cell office:value-type="float" office:value="0.193465576112493">
                <text:p>0.193465576112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0.0601065046838447">
                <text:p>0.0601065046838447</text:p>
              </table:table-cell>
              <table:table-cell office:value-type="float" office:value="0.485668568842596">
                <text:p>0.485668568842596</text:p>
              </table:table-cell>
              <table:table-cell office:value-type="float" office:value="0.158771022789348">
                <text:p>0.158771022789348</text:p>
              </table:table-cell>
              <table:table-cell office:value-type="float" office:value="0.0404070425211658">
                <text:p>0.0404070425211658</text:p>
              </table:table-cell>
              <table:table-cell office:value-type="float" office:value="0.0580151576893663">
                <text:p>0.0580151576893663</text:p>
              </table:table-cell>
              <table:table-cell office:value-type="float" office:value="0.197751562809863">
                <text:p>0.197751562809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2">
                <text:p>432</text:p>
              </table:table-cell>
              <table:table-cell office:value-type="float" office:value="0.0619356588405282">
                <text:p>0.0619356588405282</text:p>
              </table:table-cell>
              <table:table-cell office:value-type="float" office:value="0.482564966678652">
                <text:p>0.482564966678652</text:p>
              </table:table-cell>
              <table:table-cell office:value-type="float" office:value="0.162030406466861">
                <text:p>0.162030406466861</text:p>
              </table:table-cell>
              <table:table-cell office:value-type="float" office:value="0.0421896231644686">
                <text:p>0.0421896231644686</text:p>
              </table:table-cell>
              <table:table-cell office:value-type="float" office:value="0.0601163995822352">
                <text:p>0.0601163995822352</text:p>
              </table:table-cell>
              <table:table-cell office:value-type="float" office:value="0.192992099423939">
                <text:p>0.192992099423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">
                <text:p>360</text:p>
              </table:table-cell>
              <table:table-cell office:value-type="float" office:value="0.0632618986307355">
                <text:p>0.0632618986307355</text:p>
              </table:table-cell>
              <table:table-cell office:value-type="float" office:value="0.494298473515563">
                <text:p>0.494298473515563</text:p>
              </table:table-cell>
              <table:table-cell office:value-type="float" office:value="0.173500768787822">
                <text:p>0.173500768787822</text:p>
              </table:table-cell>
              <table:table-cell office:value-type="float" office:value="0.0451669492645618">
                <text:p>0.0451669492645618</text:p>
              </table:table-cell>
              <table:table-cell office:value-type="float" office:value="0.0633314607424424">
                <text:p>0.0633314607424424</text:p>
              </table:table-cell>
              <table:table-cell office:value-type="float" office:value="0.161766688849082">
                <text:p>0.161766688849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">
                <text:p>288</text:p>
              </table:table-cell>
              <table:table-cell office:value-type="float" office:value="0.0618482243131465">
                <text:p>0.0618482243131465</text:p>
              </table:table-cell>
              <table:table-cell office:value-type="float" office:value="0.503748717334486">
                <text:p>0.503748717334486</text:p>
              </table:table-cell>
              <table:table-cell office:value-type="float" office:value="0.179268424276941">
                <text:p>0.179268424276941</text:p>
              </table:table-cell>
              <table:table-cell office:value-type="float" office:value="0.048764791743218">
                <text:p>0.048764791743218</text:p>
              </table:table-cell>
              <table:table-cell office:value-type="float" office:value="0.0610779902796168">
                <text:p>0.0610779902796168</text:p>
              </table:table-cell>
              <table:table-cell office:value-type="float" office:value="0.143878177735004">
                <text:p>0.143878177735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0.0647345591333792">
                <text:p>0.0647345591333792</text:p>
              </table:table-cell>
              <table:table-cell office:value-type="float" office:value="0.504301320508802">
                <text:p>0.504301320508802</text:p>
              </table:table-cell>
              <table:table-cell office:value-type="float" office:value="0.186445890717587">
                <text:p>0.186445890717587</text:p>
              </table:table-cell>
              <table:table-cell office:value-type="float" office:value="0.0502063644796653">
                <text:p>0.0502063644796653</text:p>
              </table:table-cell>
              <table:table-cell office:value-type="float" office:value="0.0620158886050526">
                <text:p>0.0620158886050526</text:p>
              </table:table-cell>
              <table:table-cell office:value-type="float" office:value="0.135182311375747">
                <text:p>0.135182311375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0.0671559003428484">
                <text:p>0.0671559003428484</text:p>
              </table:table-cell>
              <table:table-cell office:value-type="float" office:value="0.510741708644199">
                <text:p>0.510741708644199</text:p>
              </table:table-cell>
              <table:table-cell office:value-type="float" office:value="0.195983743179689">
                <text:p>0.195983743179689</text:p>
              </table:table-cell>
              <table:table-cell office:value-type="float" office:value="0.0546005572749246">
                <text:p>0.0546005572749246</text:p>
              </table:table-cell>
              <table:table-cell office:value-type="float" office:value="0.0595917020838906">
                <text:p>0.0595917020838906</text:p>
              </table:table-cell>
              <table:table-cell office:value-type="float" office:value="0.114347729683917">
                <text:p>0.114347729683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0.0689638392019834">
                <text:p>0.0689638392019834</text:p>
              </table:table-cell>
              <table:table-cell office:value-type="float" office:value="0.521457728381258">
                <text:p>0.521457728381258</text:p>
              </table:table-cell>
              <table:table-cell office:value-type="float" office:value="0.211433184550084">
                <text:p>0.211433184550084</text:p>
              </table:table-cell>
              <table:table-cell office:value-type="float" office:value="0.0600012079737938">
                <text:p>0.0600012079737938</text:p>
              </table:table-cell>
              <table:table-cell office:value-type="float" office:value="0.0610237818124789">
                <text:p>0.0610237818124789</text:p>
              </table:table-cell>
              <table:table-cell office:value-type="float" office:value="0.0789281969395366">
                <text:p>0.0789281969395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35765089244544">
                <text:p>0.535765089244544</text:p>
              </table:table-cell>
              <table:table-cell office:value-type="float" office:value="0.222110709028457">
                <text:p>0.222110709028457</text:p>
              </table:table-cell>
              <table:table-cell office:value-type="float" office:value="0.0659599444102248">
                <text:p>0.0659599444102248</text:p>
              </table:table-cell>
              <table:table-cell office:value-type="float" office:value="0.0635976288621656">
                <text:p>0.0635976288621656</text:p>
              </table:table-cell>
              <table:table-cell office:value-type="float" office:value="0.0436027892526256">
                <text:p>0.0436027892526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